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itstream Vera Sans Mono" svg:font-family="'Bitstream Vera Sans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Bitstream Vera Sans Mono" fo:font-size="10pt" style:text-underline-style="none" fo:font-weight="normal" style:font-size-asian="10pt" style:font-weight-asian="normal" style:font-size-complex="10pt" style:font-weight-complex="normal"/>
    </style:style>
    <style:style style:name="P2" style:family="paragraph" style:parent-style-name="Standard">
      <style:text-properties style:font-name="Bitstream Vera Sans Mono" fo:font-size="10pt" style:text-underline-style="none" fo:font-weight="bold" style:font-size-asian="10pt" style:font-weight-asian="bold" style:font-size-complex="10pt" style:font-weight-complex="bold"/>
    </style:style>
    <style:style style:name="P3" style:family="paragraph" style:parent-style-name="Standard">
      <style:text-properties style:font-name="Bitstream Vera Sans Mono" fo:font-size="10pt" style:font-size-asian="10pt" style:font-size-complex="10pt"/>
    </style:style>
    <style:style style:name="P4" style:family="paragraph" style:parent-style-name="Standard">
      <style:text-properties style:font-name="Bitstream Vera Sans Mono" fo:font-size="10pt" fo:font-weight="bold" style:font-size-asian="10pt" style:font-weight-asian="bold" style:font-size-complex="10pt" style:font-weight-complex="bold"/>
    </style:style>
    <style:style style:name="P5" style:family="paragraph" style:parent-style-name="Standard">
      <style:text-properties style:font-name="Bitstream Vera Sans Mono" fo:font-size="10pt" fo:font-weight="normal" style:font-size-asian="10pt" style:font-weight-asian="normal" style:font-size-complex="10pt" style:font-weight-complex="normal"/>
    </style:style>
    <style:style style:name="P6" style:family="paragraph" style:parent-style-name="Standard">
      <style:text-properties style:font-name="Bitstream Vera Sans Mono" fo:font-size="10pt" fo:language="en" fo:country="US" style:text-underline-style="none" fo:font-weight="normal" style:font-size-asian="10pt" style:font-weight-asian="normal" style:font-size-complex="10pt" style:font-weight-complex="normal"/>
    </style:style>
    <style:style style:name="P7" style:family="paragraph" style:parent-style-name="Standard">
      <style:text-properties style:font-name="Bitstream Vera Sans Mono" fo:font-size="10pt" fo:language="en" fo:country="US" fo:font-weight="normal" style:font-size-asian="10pt" style:font-weight-asian="normal" style:font-size-complex="10pt" style:font-weight-complex="normal"/>
    </style:style>
    <style:style style:name="P8" style:family="paragraph" style:parent-style-name="Standard">
      <style:text-properties style:font-name="Bitstream Vera Sans Mono" fo:font-size="10pt" fo:language="en" fo:country="US" fo:font-weight="bold" style:font-size-asian="10pt" style:font-weight-asian="bold" style:font-size-complex="10pt" style:font-weight-complex="bold"/>
    </style:style>
    <style:style style:name="P9" style:family="paragraph" style:parent-style-name="Standard">
      <style:text-properties style:font-name="Bitstream Vera Sans Mono" fo:font-size="10pt" fo:language="en" fo:country="US" style:font-size-asian="10pt" style:font-size-complex="10pt"/>
    </style:style>
    <style:style style:name="P10" style:family="paragraph" style:parent-style-name="Standard">
      <style:text-properties style:font-name="Bitstream Vera Sans Mono" fo:font-size="14pt" style:text-underline-style="none" fo:font-weight="bold" style:font-size-asian="14pt" style:font-weight-asian="bold" style:font-size-complex="14pt" style:font-weight-complex="bold"/>
    </style:style>
    <style:style style:name="P11" style:family="paragraph" style:parent-style-name="Standard">
      <style:paragraph-properties fo:break-before="page"/>
      <style:text-properties style:font-name="Bitstream Vera Sans Mono" fo:font-size="14pt" style:text-underline-style="none" fo:font-weight="bold" style:font-size-asian="14pt" style:font-weight-asian="bold" style:font-size-complex="14pt" style:font-weight-complex="bold"/>
    </style:style>
    <style:style style:name="P12" style:family="paragraph" style:parent-style-name="Standard">
      <style:text-properties style:font-name="Bitstream Vera Sans Mono" fo:font-size="14pt" style:text-underline-style="none" fo:font-weight="normal" style:font-size-asian="14pt" style:font-weight-asian="normal" style:font-size-complex="14pt" style:font-weight-complex="normal"/>
    </style:style>
    <style:style style:name="P13" style:family="paragraph" style:parent-style-name="Standard">
      <style:text-properties style:font-name="Bitstream Vera Sans Mono" fo:font-size="14pt" fo:font-weight="bold" style:font-size-asian="14pt" style:font-weight-asian="bold" style:font-size-complex="14pt" style:font-weight-complex="bold"/>
    </style:style>
    <style:style style:name="P14" style:family="paragraph" style:parent-style-name="Standard">
      <style:paragraph-properties fo:break-before="page"/>
      <style:text-properties style:font-name="Bitstream Vera Sans Mono" fo:font-size="14pt" fo:font-weight="bold" style:font-size-asian="14pt" style:font-weight-asian="bold" style:font-size-complex="14pt" style:font-weight-complex="bold"/>
    </style:style>
    <style:style style:name="P15" style:family="paragraph" style:parent-style-name="Standard">
      <style:text-properties style:font-name="Bitstream Vera Sans Mono" fo:font-size="14pt" fo:language="en" fo:country="US" style:text-underline-style="none" fo:font-weight="bold" style:font-size-asian="14pt" style:font-weight-asian="bold" style:font-size-complex="14pt" style:font-weight-complex="bold"/>
    </style:style>
    <style:style style:name="P16" style:family="paragraph" style:parent-style-name="Standard">
      <style:paragraph-properties fo:break-before="page"/>
      <style:text-properties style:font-name="Bitstream Vera Sans Mono" fo:font-size="14pt" fo:language="en" fo:country="US" style:text-underline-style="none" fo:font-weight="bold" style:font-size-asian="14pt" style:font-weight-asian="bold" style:font-size-complex="14pt" style:font-weight-complex="bold"/>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style:use-window-font-color="true" loext:opacity="0%" style:font-name="Bitstream Vera Sans Mono" fo:font-size="10pt" style:text-underline-style="none" fo:font-weight="normal" style:font-size-asian="10pt" style:font-weight-asian="normal" style:font-size-complex="10pt" style:font-weight-complex="normal"/>
    </style:style>
    <style:style style:name="P19" style:family="paragraph" style:parent-style-name="Standard">
      <style:text-properties style:use-window-font-color="true" loext:opacity="0%" style:font-name="Bitstream Vera Sans Mono" fo:font-size="10pt" fo:language="en" fo:country="US" style:text-underline-style="none" fo:font-weight="normal" style:font-size-asian="10pt" style:font-weight-asian="normal" style:font-size-complex="10pt" style:font-weight-complex="normal"/>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language="en" fo:country="US" fo:font-weight="bold" style:font-weight-asian="bold" style:font-weight-complex="bold"/>
    </style:style>
    <style:style style:name="P22" style:family="paragraph" style:parent-style-name="Standard" style:list-style-name="L1">
      <style:text-properties style:font-name="Bitstream Vera Sans Mono" fo:font-size="10pt" style:font-size-asian="10pt" style:font-size-complex="10pt"/>
    </style:style>
    <style:style style:name="P23" style:family="paragraph" style:parent-style-name="Standard">
      <style:text-properties style:font-name="Bitstream Vera Sans Mono" fo:font-size="10pt" fo:language="en" fo:country="US" fo:font-weight="normal" style:font-size-asian="10pt" style:font-weight-asian="normal" style:font-size-complex="10pt" style:font-weight-complex="normal"/>
    </style:style>
    <style:style style:name="P24" style:family="paragraph" style:parent-style-name="Standard">
      <style:text-properties style:font-name="Bitstream Vera Sans Mono" fo:font-size="10pt" fo:language="en" fo:country="US" style:text-underline-style="none" fo:font-weight="normal" style:font-size-asian="10pt" style:font-weight-asian="normal" style:font-size-complex="10pt" style:font-weight-complex="normal"/>
    </style:style>
    <style:style style:name="P25" style:family="paragraph" style:parent-style-name="Standard" style:list-style-name="L3">
      <style:text-properties style:font-name="Bitstream Vera Sans Mono" fo:font-size="10pt" fo:language="en" fo:country="US" style:text-underline-style="none" fo:font-weight="normal" style:font-size-asian="10pt" style:font-weight-asian="normal" style:font-size-complex="10pt" style:font-weight-complex="normal"/>
    </style:style>
    <style:style style:name="P26" style:family="paragraph" style:parent-style-name="Standard">
      <style:text-properties style:font-name="Bitstream Vera Sans Mono" fo:font-size="10pt" fo:language="en" fo:country="US" style:text-underline-style="none" fo:font-weight="normal" officeooo:rsid="001f4ad9" officeooo:paragraph-rsid="001f4ad9" style:font-size-asian="10pt" style:font-weight-asian="normal" style:font-size-complex="10pt" style:font-weight-complex="normal"/>
    </style:style>
    <style:style style:name="P27" style:family="paragraph" style:parent-style-name="Standard">
      <style:text-properties style:font-name="Bitstream Vera Sans Mono" fo:font-size="10pt" fo:language="en" fo:country="US" style:text-underline-style="none" fo:font-weight="normal" officeooo:rsid="00217138" officeooo:paragraph-rsid="00217138" style:font-size-asian="10pt" style:font-weight-asian="normal" style:font-size-complex="10pt" style:font-weight-complex="normal"/>
    </style:style>
    <style:style style:name="P28" style:family="paragraph" style:parent-style-name="Standard">
      <style:text-properties style:font-name="Bitstream Vera Sans Mono" fo:font-size="10pt" fo:language="en" fo:country="US" style:text-underline-style="none" fo:font-weight="normal" officeooo:rsid="002395ae" officeooo:paragraph-rsid="002395ae" style:font-size-asian="10pt" style:font-weight-asian="normal" style:font-size-complex="10pt" style:font-weight-complex="normal"/>
    </style:style>
    <style:style style:name="P29" style:family="paragraph" style:parent-style-name="Standard">
      <style:text-properties style:font-name="Bitstream Vera Sans Mono" fo:font-size="10pt" fo:language="en" fo:country="US" style:text-underline-style="none" fo:font-weight="normal" officeooo:rsid="0038bc99" officeooo:paragraph-rsid="0038bc99" style:font-size-asian="10pt" style:font-weight-asian="normal" style:font-size-complex="10pt" style:font-weight-complex="normal"/>
    </style:style>
    <style:style style:name="P30" style:family="paragraph" style:parent-style-name="Standard">
      <style:text-properties style:font-name="Bitstream Vera Sans Mono" fo:font-size="10pt" fo:language="en" fo:country="US" style:text-underline-style="none" fo:font-weight="normal" officeooo:paragraph-rsid="0038bc99" style:font-size-asian="10pt" style:font-weight-asian="normal" style:font-size-complex="10pt" style:font-weight-complex="normal"/>
    </style:style>
    <style:style style:name="P31" style:family="paragraph" style:parent-style-name="Standard">
      <style:text-properties style:font-name="Bitstream Vera Sans Mono" fo:font-size="10pt" fo:language="en" fo:country="US" style:text-underline-style="none" fo:font-weight="normal" officeooo:rsid="003a0956" officeooo:paragraph-rsid="003a0956" style:font-size-asian="10pt" style:font-weight-asian="normal" style:font-size-complex="10pt" style:font-weight-complex="normal"/>
    </style:style>
    <style:style style:name="P32" style:family="paragraph" style:parent-style-name="Standard">
      <style:text-properties style:font-name="Bitstream Vera Sans Mono" fo:font-size="10pt" fo:language="en" fo:country="US" style:text-underline-style="none" fo:font-weight="normal" officeooo:rsid="003a0956" officeooo:paragraph-rsid="003f42bb" style:font-size-asian="10pt" style:font-weight-asian="normal" style:font-size-complex="10pt" style:font-weight-complex="normal"/>
    </style:style>
    <style:style style:name="P33" style:family="paragraph" style:parent-style-name="Standard">
      <style:text-properties style:font-name="Bitstream Vera Sans Mono" fo:font-size="10pt" fo:language="en" fo:country="US" style:text-underline-style="none" fo:font-weight="normal" officeooo:rsid="003b1a91" officeooo:paragraph-rsid="003d18e2" style:font-size-asian="10pt" style:font-weight-asian="normal" style:font-size-complex="10pt" style:font-weight-complex="normal"/>
    </style:style>
    <style:style style:name="P34" style:family="paragraph" style:parent-style-name="Standard">
      <style:text-properties style:font-name="Bitstream Vera Sans Mono" fo:font-size="10pt" fo:language="en" fo:country="US" style:text-underline-style="none" fo:font-weight="normal" officeooo:rsid="003f42bb" officeooo:paragraph-rsid="003f42bb" style:font-size-asian="10pt" style:font-weight-asian="normal" style:font-size-complex="10pt" style:font-weight-complex="normal"/>
    </style:style>
    <style:style style:name="P35" style:family="paragraph" style:parent-style-name="Standard">
      <style:text-properties style:font-name="Bitstream Vera Sans Mono" fo:font-size="10pt" fo:language="en" fo:country="US" style:text-underline-style="none" fo:font-weight="normal" officeooo:rsid="003f42bb" officeooo:paragraph-rsid="0040e139" style:font-size-asian="10pt" style:font-weight-asian="normal" style:font-size-complex="10pt" style:font-weight-complex="normal"/>
    </style:style>
    <style:style style:name="P36" style:family="paragraph" style:parent-style-name="Standard">
      <style:text-properties style:font-name="Bitstream Vera Sans Mono" fo:font-size="10pt" fo:language="en" fo:country="US" style:text-underline-style="none" fo:font-weight="normal" officeooo:rsid="0040a71c" officeooo:paragraph-rsid="0040a71c" style:font-size-asian="10pt" style:font-weight-asian="normal" style:font-size-complex="10pt" style:font-weight-complex="normal"/>
    </style:style>
    <style:style style:name="P37" style:family="paragraph" style:parent-style-name="Standard">
      <style:text-properties style:font-name="Bitstream Vera Sans Mono" fo:font-size="10pt" fo:language="en" fo:country="US" style:text-underline-style="none" fo:font-weight="normal" officeooo:rsid="0041a14c" officeooo:paragraph-rsid="0041a14c" style:font-size-asian="10pt" style:font-weight-asian="normal" style:font-size-complex="10pt" style:font-weight-complex="normal"/>
    </style:style>
    <style:style style:name="P38" style:family="paragraph" style:parent-style-name="Standard">
      <style:text-properties style:font-name="Bitstream Vera Sans Mono" fo:font-size="10pt" fo:language="en" fo:country="US" style:text-underline-style="none" fo:font-weight="normal" officeooo:rsid="0042b0ef" officeooo:paragraph-rsid="0042b0ef" style:font-size-asian="10pt" style:font-weight-asian="normal" style:font-size-complex="10pt" style:font-weight-complex="normal"/>
    </style:style>
    <style:style style:name="P39" style:family="paragraph" style:parent-style-name="Standard">
      <style:text-properties style:font-name="Bitstream Vera Sans Mono" fo:font-size="10pt" fo:language="en" fo:country="US" style:text-underline-style="none" fo:font-weight="normal" officeooo:rsid="0043546a" officeooo:paragraph-rsid="0044b477" style:font-size-asian="10pt" style:font-weight-asian="normal" style:font-size-complex="10pt" style:font-weight-complex="normal"/>
    </style:style>
    <style:style style:name="P40" style:family="paragraph" style:parent-style-name="Standard">
      <style:text-properties style:font-name="Bitstream Vera Sans Mono" fo:font-size="10pt" fo:language="en" fo:country="US" style:text-underline-style="none" fo:font-weight="normal" officeooo:rsid="004468fe" officeooo:paragraph-rsid="0044ac36" style:font-size-asian="10pt" style:font-weight-asian="normal" style:font-size-complex="10pt" style:font-weight-complex="normal"/>
    </style:style>
    <style:style style:name="P41" style:family="paragraph" style:parent-style-name="Standard">
      <style:text-properties style:font-name="Bitstream Vera Sans Mono" fo:font-size="10pt" fo:language="en" fo:country="US" style:text-underline-style="none" fo:font-weight="normal" officeooo:rsid="0044b477" officeooo:paragraph-rsid="0046d0ed" style:font-size-asian="10pt" style:font-weight-asian="normal" style:font-size-complex="10pt" style:font-weight-complex="normal"/>
    </style:style>
    <style:style style:name="P42" style:family="paragraph" style:parent-style-name="Standard">
      <style:text-properties style:font-name="Bitstream Vera Sans Mono" fo:font-size="10pt" fo:font-weight="bold" style:font-size-asian="10pt" style:font-weight-asian="bold" style:font-size-complex="10pt" style:font-weight-complex="bold"/>
    </style:style>
    <style:style style:name="P43" style:family="paragraph" style:parent-style-name="Standard" style:list-style-name="L2">
      <style:text-properties style:font-name="Bitstream Vera Sans Mono" fo:font-size="10pt" style:text-underline-style="none" fo:font-weight="normal" style:font-size-asian="10pt" style:font-weight-asian="normal" style:font-size-complex="10pt" style:font-weight-complex="normal"/>
    </style:style>
    <style:style style:name="P44" style:family="paragraph" style:parent-style-name="Standard">
      <style:text-properties style:font-name="Bitstream Vera Sans Mono" fo:font-size="10pt" style:text-underline-style="none" fo:font-weight="normal" style:font-size-asian="10pt" style:font-weight-asian="normal" style:font-size-complex="10pt" style:font-weight-complex="normal"/>
    </style:style>
    <style:style style:name="P45" style:family="paragraph" style:parent-style-name="Standard">
      <style:text-properties style:font-name="Bitstream Vera Sans Mono" fo:font-size="14pt" style:text-underline-style="none" fo:font-weight="bold" style:font-size-asian="14pt" style:font-weight-asian="bold" style:font-size-complex="14pt" style:font-weight-complex="bold"/>
    </style:style>
    <style:style style:name="P46" style:family="paragraph" style:parent-style-name="Standard">
      <style:paragraph-properties fo:break-before="page"/>
      <style:text-properties style:font-name="Bitstream Vera Sans Mono" fo:font-size="14pt" style:text-underline-style="none" fo:font-weight="bold" style:font-size-asian="14pt" style:font-weight-asian="bold" style:font-size-complex="14pt" style:font-weight-complex="bold"/>
    </style:style>
    <style:style style:name="P47" style:family="paragraph" style:parent-style-name="Standard">
      <style:text-properties style:font-name="Bitstream Vera Sans Mono" fo:font-size="14pt" style:text-underline-style="none" fo:font-weight="normal" officeooo:rsid="0042b0ef" officeooo:paragraph-rsid="0042b0ef" style:font-size-asian="14pt" style:font-weight-asian="normal" style:font-size-complex="14pt" style:font-weight-complex="normal"/>
    </style:style>
    <style:style style:name="P48" style:family="paragraph" style:parent-style-name="Standard">
      <style:text-properties style:font-name="Bitstream Vera Sans Mono" fo:font-size="14pt" fo:language="en" fo:country="US" style:text-underline-style="none" fo:font-weight="normal" officeooo:rsid="0038bc99" officeooo:paragraph-rsid="0038bc99" style:font-size-asian="14pt" style:font-weight-asian="normal" style:font-size-complex="14pt" style:font-weight-complex="normal"/>
    </style:style>
    <style:style style:name="P49" style:family="paragraph" style:parent-style-name="Standard">
      <style:text-properties officeooo:rsid="001b9eb4" officeooo:paragraph-rsid="001b9eb4"/>
    </style:style>
    <style:style style:name="T1" style:family="text">
      <style:text-properties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font-name="Bitstream Vera Sans Mono" fo:font-size="10pt" style:text-underline-style="none" fo:font-weight="normal" style:font-size-asian="10pt" style:font-weight-asian="normal" style:font-size-complex="10pt" style:font-weight-complex="normal"/>
    </style:style>
    <style:style style:name="T4" style:family="text">
      <style:text-properties style:font-name="Bitstream Vera Sans Mono" fo:font-size="10pt" style:text-underline-style="none" fo:font-weight="bold" style:font-size-asian="10pt" style:font-weight-asian="bold" style:font-size-complex="10pt" style:font-weight-complex="bold"/>
    </style:style>
    <style:style style:name="T5" style:family="text">
      <style:text-properties style:font-name="Bitstream Vera Sans Mono" fo:font-size="10pt" style:font-size-asian="10pt" style:font-size-complex="10pt"/>
    </style:style>
    <style:style style:name="T6" style:family="text">
      <style:text-properties style:font-name="Bitstream Vera Sans Mono" fo:font-size="10pt" fo:font-weight="normal" style:font-size-asian="10pt" style:font-weight-asian="normal" style:font-size-complex="10pt" style:font-weight-complex="normal"/>
    </style:style>
    <style:style style:name="T7" style:family="text">
      <style:text-properties style:font-name="Bitstream Vera Sans Mono" fo:font-size="10pt" fo:language="en" fo:country="US" style:font-size-asian="10pt" style:font-size-complex="10pt"/>
    </style:style>
    <style:style style:name="T8" style:family="text">
      <style:text-properties style:font-name="Bitstream Vera Sans Mono" fo:font-size="10pt" fo:language="en" fo:country="US" fo:font-weight="normal" style:font-size-asian="10pt" style:font-weight-asian="normal" style:font-size-complex="10pt" style:font-weight-complex="normal"/>
    </style:style>
    <style:style style:name="T9" style:family="text">
      <style:text-properties fo:language="en" fo:country="US"/>
    </style:style>
    <style:style style:name="T10" style:family="text">
      <style:text-properties fo:language="en" fo:country="US" fo:font-weight="bold" style:font-weight-asian="bold" style:font-weight-complex="bold"/>
    </style:style>
    <style:style style:name="T11" style:family="text">
      <style:text-properties fo:language="en" fo:country="US" officeooo:rsid="0037315e"/>
    </style:style>
    <style:style style:name="T12" style:family="text">
      <style:text-properties style:text-position="super 58%"/>
    </style:style>
    <style:style style:name="T13" style:family="text">
      <style:text-properties style:use-window-font-color="true" loext:opacity="0%"/>
    </style:style>
    <style:style style:name="T14" style:family="text">
      <style:text-properties style:use-window-font-color="true" loext:opacity="0%" style:font-name="Bitstream Vera Sans Mono" fo:font-size="10pt" style:text-underline-style="none" fo:font-weight="bold" style:font-size-asian="10pt" style:font-weight-asian="bold" style:font-size-complex="10pt" style:font-weight-complex="bold"/>
    </style:style>
    <style:style style:name="T15" style:family="text">
      <style:text-properties style:use-window-font-color="true" loext:opacity="0%" style:font-name="Bitstream Vera Sans Mono" fo:font-size="10pt" fo:language="en" fo:country="US" style:text-underline-style="none" fo:font-weight="bold" style:font-size-asian="10pt" style:font-weight-asian="bold" style:font-size-complex="10pt" style:font-weight-complex="bold"/>
    </style:style>
    <style:style style:name="T16" style:family="text">
      <style:text-properties fo:font-size="14pt" style:font-size-asian="14pt" style:font-size-complex="14pt"/>
    </style:style>
    <style:style style:name="T17" style:family="text">
      <style:text-properties officeooo:rsid="001c7468"/>
    </style:style>
    <style:style style:name="T18" style:family="text">
      <style:text-properties officeooo:rsid="001d8860"/>
    </style:style>
    <style:style style:name="T19" style:family="text">
      <style:text-properties officeooo:rsid="001fd43f"/>
    </style:style>
    <style:style style:name="T20" style:family="text">
      <style:text-properties officeooo:rsid="002097f7"/>
    </style:style>
    <style:style style:name="T21" style:family="text">
      <style:text-properties officeooo:rsid="0020aae7"/>
    </style:style>
    <style:style style:name="T22" style:family="text">
      <style:text-properties officeooo:rsid="00217138"/>
    </style:style>
    <style:style style:name="T23" style:family="text">
      <style:text-properties officeooo:rsid="00256684"/>
    </style:style>
    <style:style style:name="T24" style:family="text">
      <style:text-properties officeooo:rsid="00270376"/>
    </style:style>
    <style:style style:name="T25" style:family="text">
      <style:text-properties officeooo:rsid="0028f0fa"/>
    </style:style>
    <style:style style:name="T26" style:family="text">
      <style:text-properties officeooo:rsid="0029f8da"/>
    </style:style>
    <style:style style:name="T27" style:family="text">
      <style:text-properties officeooo:rsid="002bd7de"/>
    </style:style>
    <style:style style:name="T28" style:family="text">
      <style:text-properties officeooo:rsid="002d6236"/>
    </style:style>
    <style:style style:name="T29" style:family="text">
      <style:text-properties officeooo:rsid="002edba3"/>
    </style:style>
    <style:style style:name="T30" style:family="text">
      <style:text-properties officeooo:rsid="00344391"/>
    </style:style>
    <style:style style:name="T31" style:family="text">
      <style:text-properties officeooo:rsid="003639de"/>
    </style:style>
    <style:style style:name="T32" style:family="text">
      <style:text-properties officeooo:rsid="0038bc99"/>
    </style:style>
    <style:style style:name="T33" style:family="text">
      <style:text-properties officeooo:rsid="003a0956"/>
    </style:style>
    <style:style style:name="T34" style:family="text">
      <style:text-properties officeooo:rsid="003d18e2"/>
    </style:style>
    <style:style style:name="T35" style:family="text">
      <style:text-properties officeooo:rsid="003e57df"/>
    </style:style>
    <style:style style:name="T36" style:family="text">
      <style:text-properties officeooo:rsid="003f42bb"/>
    </style:style>
    <style:style style:name="T37" style:family="text">
      <style:text-properties officeooo:rsid="0040e139"/>
    </style:style>
    <style:style style:name="T38" style:family="text">
      <style:text-properties officeooo:rsid="0043546a"/>
    </style:style>
    <style:style style:name="T39" style:family="text">
      <style:text-properties officeooo:rsid="00449f22"/>
    </style:style>
    <style:style style:name="T40" style:family="text">
      <style:text-properties officeooo:rsid="0044ac36"/>
    </style:style>
    <style:style style:name="T41" style:family="text">
      <style:text-properties officeooo:rsid="0044b477"/>
    </style:style>
    <style:style style:name="T42" style:family="text">
      <style:text-properties officeooo:rsid="00450e20"/>
    </style:style>
    <style:style style:name="T43" style:family="text">
      <style:text-properties officeooo:rsid="0046d0ed"/>
    </style:style>
    <style:style style:name="T44" style:family="text">
      <style:text-properties officeooo:rsid="0047bb3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Old dev log:</text:p>
      <text:p text:style-name="P2"/>
      <text:p text:style-name="P3">12/11/2019 :</text:p>
      <text:p text:style-name="P3">Implemented CDDA playback. DMA is used to feed the I2S peripheral from RAM. A 8192-word buffer is used as a 4096-word double-buffer, its refill is triggered by the "half transfer" and "transfer done" interrupts.</text:p>
      <text:p text:style-name="P3"/>
      <text:p text:style-name="P3">Works OK most of the time but sometimes the data/cdda switch causes further cdda playback to play noise until the next loading screen.</text:p>
      <text:p text:style-name="P3">Frequency was very off (41kHz instead of 44.1kHz) because the I2S master clock output was enabled and forced the HAL function to round the clock prescaler too much. The I2S MCO isn't needed by the console so it was disabled. Frequency is now closer : 44kHz.</text:p>
      <text:p text:style-name="P3"/>
      <text:p text:style-name="P3">11/11/2019 :</text:p>
      <text:p text:style-name="P1">Gradual speed improvements, using small FIFO in CPLD and double-buffered CD sectors in MCU :</text:p>
      <text:p text:style-name="P1">9.64ms / CD sector : 207kbytes/s</text:p>
      <text:p text:style-name="P1">7.52ms / CD sector : 266kbytes/s</text:p>
      <text:p text:style-name="P1">6.16ms / CD sector : 325kbytes/s</text:p>
      <text:p text:style-name="P1">5.56ms / CD sector : 360kbytes/s</text:p>
      <text:p text:style-name="P1">4.98ms / CD sector : 402kbytes/s</text:p>
      <text:p text:style-name="P1">3.74ms / CD sector : 535kbytes/s</text:p>
      <text:p text:style-name="P1">3.45ms / CD sector : 580kbytes/s</text:p>
      <text:p text:style-name="P1">2.93ms / CD sector : 683kbytes/s</text:p>
      <text:p text:style-name="P1"/>
      <text:p text:style-name="P1">The SD-to-MCU transfer takes 3.27ms (both are interleaved)</text:p>
      <text:p text:style-name="P1">The MCU-to-Console transfer takes 2.01ms</text:p>
      <text:p text:style-name="P1">Dead time of 134.4us</text:p>
      <text:p text:style-name="P1">So the SD-to-MCU transfer is the bottleneck.</text:p>
      <text:p text:style-name="P1"><text:line-break/>With SPI DMA :</text:p>
      <text:p text:style-name="P1">The SD-to-MCU transfer takes 1.52ms (both are interleaved)</text:p>
      <text:p text:style-name="P1">The MCU-to-Console transfer takes 3.43ms</text:p>
      <text:p text:style-name="P1">So the MCU-to-Console transfer is now the bottleneck again.</text:p>
      <text:p text:style-name="P3"/>
      <text:p text:style-name="P3">10/11/2019 :</text:p>
      <text:p text:style-name="P3">Timings analysis to try and speed things up.</text:p>
      <text:list text:style-name="L1">
        <text:list-item>
          <text:p text:style-name="P22">MCU CD read sector : 2.46ms</text:p>
        </text:list-item>
        <text:list-item>
          <text:p text:style-name="P22">Time between 2 MCU CD read sector commands : 23.04ms</text:p>
        </text:list-item>
        <text:list-item>
          <text:p text:style-name="P22">Total time for one CD sector : 25.5ms</text:p>
        </text:list-item>
        <text:list-item>
          <text:p text:style-name="P22">MCUCLK xfer active for 19.44ms :</text:p>
          <text:list>
            <text:list-item>
              <text:p text:style-name="P22">MCUCLK high time : 1.38us</text:p>
            </text:list-item>
            <text:list-item>
              <text:p text:style-name="P22">MCUCLK low time : 8.74us</text:p>
            </text:list-item>
            <text:list-item>
              <text:p text:style-name="P22">x 2048 =~ 20ms</text:p>
            </text:list-item>
            <text:list-item>
              <text:p text:style-name="P22">CPLD1 high to MCUCLK : 2.2us (MCU reacts)</text:p>
            </text:list-item>
            <text:list-item>
              <text:p text:style-name="P22">CPLD1 low to CPLD1 high : 5.96us (BIOS reacts)</text:p>
            </text:list-item>
          </text:list>
        </text:list-item>
      </text:list>
      <text:p text:style-name="P1">Improvements, using words instead of bytes :</text:p>
      <text:p text:style-name="P1">17.48ms / CD sector : 114kbytes/s</text:p>
      <text:p text:style-name="P1">13.6ms / CD sector : 147kbytes/s</text:p>
      <text:p text:style-name="P1">11.6ms / CD sector : 172kbytes/s</text:p>
      <text:p text:style-name="P3"/>
      <text:p text:style-name="P3">01/11/2019 :</text:p>
      <text:p text:style-name="P3">Commit, bam.iso loads and runs ok :)</text:p>
      <text:p text:style-name="P3"/>
      <text:p text:style-name="P3">3.17ms / CD sector = 3.17ms / 2048 bytes = 631kbytes/s<text:line-break/>Between each CD sector load :</text:p>
      <text:p text:style-name="P3"><text:tab/>No optim : 36ms : 51kbytes/s<text:line-break/><text:tab/>Debug print disabled : 24ms : 73kbytes/s</text:p>
      <text:p text:style-name="P3"><text:tab/>WriteCPLDData and asm MCU ack optim: 18.7ms : 91kbytes/s</text:p>
      <text:p text:style-name="P3"/>
      <text:p text:style-name="P3">IPL crashed at various stages because some rare bytes got duplicated during MCU to console transfers. This is certainly a problem with signaling (MCUCLK, BYTE_PENDING...) or sync in the CPLD. Let the MCU comm test run for a while to see if errors appear.</text:p>
      <text:p text:style-name="P3"/>
      <text:p text:style-name="P3">Fixed, clock domain sync was the problem. Added a register stage and now sectors always load ok.</text:p>
      <text:p text:style-name="P3"/>
      <text:p text:style-name="P3"><text:soft-page-break/>Older :</text:p>
      <text:p text:style-name="P3">Found the cause for the corruption : DMA copies. Replaced with CPU copies for now, no more corruption ! Many games run fine, Metal Slug crashes &amp; resets after « arcade mission » select. See chrono.ods.</text:p>
      <text:p text:style-name="P3"/>
      <text:p text:style-name="P3">Older :</text:p>
      <text:p text:style-name="P3">Loading of files seem to work well enough for some games to start. AOF3 loads but either resets or loads infinitely.</text:p>
      <text:p text:style-name="P3"/>
      <text:p text:style-name="P3">League Bowling loads and starts, but gets stuck during attract mode after the ball zooms in. The game select screen is animated but the countdown timer doesn't work, no reaction to controls.</text:p>
      <text:p text:style-name="P3"/>
      <text:p text:style-name="P3">Notes about League Bowling :</text:p>
      <text:p text:style-name="P3">10009B.b is the state code for the intro animation, it counts up. The ball seems to be stuck at state $1A.</text:p>
      <text:p text:style-name="P3">Same thing for the countdown timer in the game select screen, the state is stuck at 0 and never incremented to 1.</text:p>
      <text:p text:style-name="P3">At $2010 in the code, the opcode should be $102D but the Neo CD reads $102F !</text:p>
      <text:p text:style-name="P3">Should be 00010000 00101101</text:p>
      <text:p text:style-name="P3">But is <text:s text:c="3"/>00010000 00101111 (one bit flip)</text:p>
      <text:p text:style-name="P3">During loading, the correct $102D appears in Signaltap, so the FPGA itself gives the correct $102D but the Neo CD may be seeing something else because of wiring or 3.3V level + noise ? See data bus with scope or LA.</text:p>
      <text:p text:style-name="P3"/>
      <text:p text:style-name="P3">Note : There have been times where the game made the Neo CD reset during the attract sequence, so the bit flips might be (rarely) appearing in other locations.</text:p>
      <text:p text:style-name="P3"/>
      <text:p text:style-name="P3">Testing $1028 instead of $102D in ISO : $1028 copied ok</text:p>
      <text:p text:style-name="P3">Testing $102C instead of $102D in ISO : $102C copied ok</text:p>
      <text:p text:style-name="P3">Testing $1021 instead of $102D in ISO : $1021 copied ok</text:p>
      <text:p text:style-name="P3">Testing $000D instead of $102D in ISO : copied $000F !</text:p>
      <text:p text:style-name="P3">Testing $0005 instead of $102D in ISO : copied $0007 !</text:p>
      <text:p text:style-name="P3"/>
      <text:p text:style-name="P3">If the sector is full of $05's, they're good.</text:p>
      <text:p text:style-name="P3">If 16 bytes before and after the 16 bytes with $102D are zeroed, the 16 bytes are good.</text:p>
      <text:p text:style-name="P3"/>
      <text:p text:style-name="P3">The $D2 byte at $200F causes the bit to flip.<text:line-break/>All this was caused by the DMA controller running when it shouldn't.</text:p>
      <text:p text:style-name="P3"/>
      <text:p text:style-name="P20"><text:span text:style-name="T5">Changes </text:span><text:span text:style-name="T7">made for MCU 00.04, MENU 00.04, CPLD 00.02</text:span><text:span text:style-name="T5"> :<text:line-break/></text:span><text:span text:style-name="T6">The CPLD FIFO didn</text:span><text:span text:style-name="T8">'t work </text:span><text:span text:style-name="T6">as expected, it barely worked out of luck.</text:span></text:p>
      <text:p text:style-name="P5">The 68k code loads the sector in a tight loop, loading words every 12clk (1.00us) with « move.w (a0),(a1)+ ».</text:p>
      <text:p text:style-name="P20"><text:span text:style-name="T6">The MCU isn't fast enough to react to an interrupt and </text:span><text:span text:style-name="T8">provide a new</text:span><text:span text:style-name="T6"> word </text:span><text:span text:style-name="T8">to</text:span><text:span text:style-name="T6"> the CPLD that fast. On the scope, the best it can do is slightly above 1.10us.</text:span></text:p>
      <text:p text:style-name="P5">Slowing down the 68k loading code sucks and will impact loading times, so a FIFO must be kept in the CPLD for maximum throughput.</text:p>
      <text:p text:style-name="P5"/>
      <text:p text:style-name="P5">The FIFO must be at least 2 words in size because 1 word would only give 1.00us for the MCU to react, which doesn't solve the problem and makes no sense.</text:p>
      <text:p text:style-name="P5">Since the MCU is slow to react to the interrupt but can then load 2 or more words quickly, the FIFO should even be 3 or more words in size.</text:p>
      <text:p text:style-name="P5"/>
      <text:p text:style-name="P7">CPLD “MainE” version 00.02 modifications:</text:p>
      <text:p text:style-name="P20"><text:span text:style-name="T8">Uses a 4</text:span><text:span text:style-name="T6">-word </text:span><text:span text:style-name="T8">FIFO as before, but with arbitration instead of 2 ports.</text:span></text:p>
      <text:p text:style-name="P20"><text:span text:style-name="T6">When a transfer starts, the FIFO is filled up with </text:span><text:span text:style-name="T8">4</text:span><text:span text:style-name="T6"> words. It is then marked as full, </text:span><text:span text:style-name="T8">and a status bit lets the 68k know about that</text:span><text:span text:style-name="T6">.</text:span></text:p>
      <text:p text:style-name="P20"><text:span text:style-name="T8">Th</text:span><text:span text:style-name="T6">e 68k reads </text:span><text:span text:style-name="T8">the 4 words, the FIFO is marked as empty, and a signal interrupts the MCU.</text:span></text:p>
      <text:p text:style-name="P7">The MCU can then take its time to react and fill the FIFO up again. The cycle continues... This is much slower as the dual port FIFO but it made transfers perfectly reliable.</text:p>
      <text:p text:style-name="P5"/>
      <text:p text:style-name="P5"/>
      <text:p text:style-name="P8">Changes made for MCU 00.05, MENU 00.05, CPLD 00.03 which were reverted because they DID NOT WORK for most people. CPLD 00.02 was used.</text:p>
      <text:p text:style-name="P7">To re-increase the loading speed, a simple double-buffer is used.</text:p>
      <text:p text:style-name="P7"><text:soft-page-break/>Since it has been observed that the MCU takes a bit more than 1.00us to react to the interrupt, having two word buffers should be enough to compensate for the delay while the 68k is reading at 1.00us intervals (or slower).</text:p>
      <text:p text:style-name="P7"/>
      <text:p text:style-name="P7">If triggering the interrupt while one is already being serviced isn't possible:</text:p>
      <text:p text:style-name="P7"/>
      <text:p text:style-name="P7">-Command EXEC, read=A, write=A.</text:p>
      <text:p text:style-name="P7">-The MCU loads A and B to begin. So write is still A. </text:p>
      <text:p text:style-name="P7">-The 68k reads A, this triggers an MCU interrupt. Read is now B.</text:p>
      <text:p text:style-name="P7">(1.00us)</text:p>
      <text:p text:style-name="P7">-The 68k reads B, NO interrupt trigger ! Read is now A again.</text:p>
      <text:p text:style-name="P7">(~0.20us)</text:p>
      <text:p text:style-name="P7">-The MCU reacts to the interrupt, reloads A and B.</text:p>
      <text:p text:style-name="P7">(~0.80us)</text:p>
      <text:p text:style-name="P7">-The 68k reads A, this triggers an MCU interrupt. Read is now B...</text:p>
      <text:p text:style-name="P7"/>
      <text:p text:style-name="P7">For this to work:</text:p>
      <text:p text:style-name="P7">-the MCU MUST NOT take less than 1.00us to react to the interrupt, otherwise read B will be corrupt.</text:p>
      <text:p text:style-name="P7">-the MCU MUST NOT take more than 2.00us to react to the interrupt, otherwise both reads will be corrupt.</text:p>
      <text:p text:style-name="P7">-the MCU MUST react between 1.1us and 1.9us to provide hold margins. Going near 1.00us or 2.00us is dangerous, as that's when reads happen.</text:p>
      <text:p text:style-name="P7">-there should be NO 68k interrupts allowed between pairs of “move.w (a0),(a1)+”. Otherwise, there will be a longer delay between “read A” and “read B”, the MCU reload may happen between them and B will be corrupt.</text:p>
      <text:p text:style-name="P7"/>
      <text:p text:style-name="P7">Check with scope to catch eventual timing violations ?</text:p>
      <text:p text:style-name="P7">Use a 3<text:span text:style-name="T12">rd</text:span> or 4<text:span text:style-name="T12">th</text:span> word buffer to provide a wider time window for the MCU to reply ?</text:p>
      <text:p text:style-name="P7"/>
      <text:p text:style-name="P7">Time between CPLD1 rising (IRQ) to MCUCLK rising (Reload done): ~1.14us</text:p>
      <text:p text:style-name="P7">The 2-word reload by the MCU takes 250ns ~= 3clk.</text:p>
      <text:p text:style-name="P7">Sometimes 524ns !</text:p>
      <text:p text:style-name="P7">10.44us between 8-word reads ~= 126clk ok.</text:p>
      <text:p text:style-name="P7"/>
      <text:p text:style-name="P7">With a 2-word buffer:</text:p>
      <text:p text:style-name="P7">Read: A <text:s text:c="4"/>B <text:s text:c="4"/>A <text:s text:c="4"/>B <text:s text:c="4"/>A <text:s text:c="4"/>B</text:p>
      <text:p text:style-name="P7">IRQ: <text:s/>| <text:s text:c="10"/>| <text:s text:c="10"/>|</text:p>
      <text:p text:style-name="P7">Load: <text:s text:c="7"/>| <text:s text:c="10"/>| <text:s text:c="10"/>|</text:p>
      <text:p text:style-name="P7">Window for ack: 2*12 clk – 1.14us = ~8clk = ~666ns</text:p>
      <text:p text:style-name="P7"/>
      <text:p text:style-name="P7">With a 4-word buffer:</text:p>
      <text:p text:style-name="P7">Read: <text:s text:c="4"/>A <text:s text:c="4"/>B <text:s text:c="4"/>C <text:s text:c="4"/>D <text:s text:c="4"/>A <text:s text:c="4"/>B <text:s text:c="4"/>C <text:s text:c="4"/>D</text:p>
      <text:p text:style-name="P7">IRQ: <text:s text:c="11"/>| <text:s text:c="10"/>| <text:s text:c="10"/>|</text:p>
      <text:p text:style-name="P7">Load: ABCD <text:s text:c="12"/>AB <text:s text:c="9"/>CD <text:s text:c="9"/>AB</text:p>
      <text:p text:style-name="P7">Window for ack: ~32clk = ~2.6us</text:p>
      <text:p text:style-name="P7"/>
      <text:p text:style-name="P7"/>
      <text:p text:style-name="P7"/>
      <text:p text:style-name="P7"/>
      <text:p text:style-name="P8">New attempt of the above changes for MCU 00.09, MENU 00.09, CPLD 00.03:</text:p>
      <text:p text:style-name="P7">It has been observed that the MCU takes a bit more than 1.00us to react to the interrupt on CPLD1 indicating refill pending.</text:p>
      <text:p text:style-name="P7">The 68k code reads two word pairs with two move.l's which take 20clk = 1.67us.</text:p>
      <text:p text:style-name="P7">After the pair of move.l's, it waits for REFILL_PENDING to become low again.</text:p>
      <text:p text:style-name="P7"/>
      <text:p text:style-name="P7">When command execution is done, the first MCUCLK detected causes EXEC_PENDING to become low again. The 4<text:span text:style-name="T12">th</text:span> MCUCLK causes the REFILL_PENDING to become low again, telling the 68k that 4 words can be read.</text:p>
      <text:p text:style-name="P7"/>
      <text:p text:style-name="P7">The MCUCLK pulses must be spaced by at least one 68k clk = 83.3ns so that the CPLD can detect them while clocked by CLK_68KCLK. This sucks because it prevents the MCU from reloading the 4 words at full speed.</text:p>
      <text:p text:style-name="P7"/>
      <text:p text:style-name="P7">If MCUCLK pulses can be done faster, the 68k code could just wait for a fixed delay after the 2 move.l's instead of polling REFILL_PENDING.</text:p>
      <text:p text:style-name="P7">With the previous code, it waited for at least:</text:p>
      <text:p text:style-name="P7"><text:soft-page-break/><text:s text:c="4"/>move.w <text:s/>(a2),d0 <text:s text:c="11"/>; 8</text:p>
      <text:p text:style-name="P7"><text:s text:c="4"/>and.w <text:s text:c="2"/>d1,d0 <text:s text:c="13"/>; 4</text:p>
      <text:p text:style-name="P7"><text:s text:c="4"/>bne <text:s text:c="4"/>.wait <text:s text:c="13"/>; 10</text:p>
      <text:p text:style-name="P7">8+4+10 = 22 clk = 1.8us</text:p>
      <text:p text:style-name="P7"/>
      <text:p text:style-name="P7">The MCU could be informed when the first 68k read is done, so that it can refill the first half of the buffer.</text:p>
      <text:p text:style-name="P7">The duration of one move.l (1.67us) should always (?) be enough for the MCU to react to the interrupt and load 2 words.</text:p>
      <text:p text:style-name="P7"/>
      <text:p text:style-name="P7">-Command EXEC, read=AB, write=AB.</text:p>
      <text:p text:style-name="P7">-The MCU fills AB to begin. The MCU write pointer is now CD. </text:p>
      <text:p text:style-name="P7">-The 68k reads AB with one move.l, this triggers an MCU interrupt. Read is now CD.</text:p>
      <text:p text:style-name="P7">(1.67us) The MCU reacts to the interrupt, refills AB.</text:p>
      <text:p text:style-name="P7">-The 68k reads CD with one move.l, this triggers an MCU interrupt. Read is now AB again.</text:p>
      <text:p text:style-name="P7">(1.67us) The MCU reacts to the interrupt, refills CD.</text:p>
      <text:p text:style-name="P7">-The loops repeats...</text:p>
      <text:p text:style-name="P7"/>
      <text:p text:style-name="P7">For this to work:</text:p>
      <text:p text:style-name="P7">-the MCU MUST NOT take more than 1.67us to react to the interrupt and refill, otherwise the next read will be corrupt.</text:p>
      <text:p text:style-name="P7">-Check exactly when CPLD1 rises (causing interrupt) and check the absolute max time the MCU can take to reload the buffer until the next move.l read cycle occurs.</text:p>
      <text:p text:style-name="P7"/>
      <text:p text:style-name="P7">Check with scope to catch eventual timing violations ?</text:p>
      <text:p text:style-name="P7"/>
      <text:p text:style-name="P7">Time between CPLD1 rising (IRQ) to MCUCLK rising (Reload done): ~1.14us</text:p>
      <text:p text:style-name="P7"/>
      <text:p text:style-name="P7">With a 2-word double buffer:</text:p>
      <text:p text:style-name="P7">Read: <text:s text:c="10"/>AB <text:s text:c="4"/>CD <text:s text:c="4"/>AB <text:s text:c="4"/>CD <text:s text:c="4"/>AB <text:s text:c="4"/>CD</text:p>
      <text:p text:style-name="P7">IRQ: <text:s text:c="12"/>| <text:s text:c="5"/>| <text:s text:c="5"/>| <text:s text:c="5"/>| <text:s text:c="5"/>| <text:s text:c="5"/>|</text:p>
      <text:p text:style-name="P7">Load: <text:s text:c="4"/>ABCD <text:s text:c="10"/>AB <text:s text:c="4"/>CD <text:s text:c="4"/>AB <text:s text:c="4"/>CD <text:s text:c="4"/>AB</text:p>
      <text:p text:style-name="P7">Writeptr: 0123000000000000122222230000001222222300000012222</text:p>
      <text:p text:style-name="P7">Readptr: <text:s/>0000000122222230000001222222300000012222223000000</text:p>
      <text:p text:style-name="P7"/>
      <text:p text:style-name="P7">A move.l takes 20 cycles: 3 reads and 2 writes = 3*4 + 2*4</text:p>
      <text:p text:style-name="P7">Here are 2 move.l one after the other:</text:p>
      <text:p text:style-name="P7">0<text:tab/>1 read for instruction fetch<text:tab/><text:tab/>4</text:p>
      <text:p text:style-name="P7">4<text:tab/>1 read for first word<text:tab/><text:tab/><text:tab/><text:tab/>8</text:p>
      <text:p text:style-name="P7">8<text:tab/>1 write for first word<text:tab/><text:tab/><text:tab/>12</text:p>
      <text:p text:style-name="P7">12<text:tab/>1 read for second word<text:tab/><text:tab/><text:tab/>16 ← IRQ triggered here</text:p>
      <text:p text:style-name="P7">16<text:tab/>1 write for second word<text:tab/><text:tab/><text:tab/>20</text:p>
      <text:p text:style-name="P7"/>
      <text:p text:style-name="P7">0<text:tab/>1 read for instruction fetch<text:tab/><text:tab/>4</text:p>
      <text:p text:style-name="P7">4<text:tab/>1 read for first word<text:tab/><text:tab/><text:tab/><text:tab/>8</text:p>
      <text:p text:style-name="P7">8<text:tab/>1 write for first word<text:tab/><text:tab/><text:tab/>12</text:p>
      <text:p text:style-name="P7">12<text:tab/>1 read for second word<text:tab/><text:tab/><text:tab/>16 ← MCU must have refilled before now</text:p>
      <text:p text:style-name="P7">16<text:tab/>1 write for second word<text:tab/><text:tab/><text:tab/>20</text:p>
      <text:p text:style-name="P7"/>
      <text:p text:style-name="P7">So the MCU has 5*4 = 20clk = 1.667us to refill.</text:p>
      <text:p text:style-name="P7"/>
      <text:p text:style-name="P7">Sometimes there are ~232us stalls in data transfers (both ways). Is this caused by MCU IRQs or 68k IRQs ?</text:p>
      <text:p text:style-name="P7">Happened: 33.5 ms apart, 52.4ms apart, 16.76ms apart.</text:p>
      <text:p text:style-name="P7">Confirmed: disabling IRQ before the loading loop on the 68k side prevents stalls during the transfers.</text:p>
      <text:p text:style-name="P7"/>
      <text:p text:style-name="P7">There's a problem however: CPLD1 goes high when the 68k has read 2 words, the rising edge triggers the MCU interrupt, the MCU then refills 2 words and the CPLD sets CPLD1 low again. So if the MCU doesn't refill before the next 2 68k reads, one out of two interrupts won't be triggered:</text:p>
      <text:p text:style-name="P7"/>
      <text:p text:style-name="P7">Read: <text:s text:c="10"/>AB <text:s text:c="4"/>CD <text:s text:c="4"/>AB <text:s text:c="4"/>CD <text:s text:c="4"/>AB <text:s text:c="4"/>CD</text:p>
      <text:p text:style-name="P7">IRQ: <text:s text:c="12"/>| <text:s text:c="5"/>- <text:s text:c="5"/>| <text:s text:c="5"/>- <text:s text:c="5"/>| <text:s text:c="5"/>-</text:p>
      <text:p text:style-name="P7">CPLD1: <text:s text:c="3"/>_______|''''''''|____|''''''''|____|''''''''|__</text:p>
      <text:p text:style-name="P7">Load: <text:s text:c="4"/>ABCD <text:s text:c="10"/>AB <text:s text:c="11"/>CD <text:s text:c="11"/>AB</text:p>
      <text:p text:style-name="P8"/>
      <text:p text:style-name="P7"><text:soft-page-break/>Even worse, it occurred at least once that the MCU refilled the 2 words on the same M68KCLK negedge, causing the ack to be ignored and CPLD1 to stay high, effectively freezing the transfer:</text:p>
      <text:p text:style-name="P7"/>
      <text:p text:style-name="P7">Read: <text:s text:c="10"/>AB <text:s text:c="4"/>CD <text:s text:c="4"/>AB <text:s text:c="4"/>CD <text:s text:c="4"/>AB <text:s text:c="4"/>CD</text:p>
      <text:p text:style-name="P7">IRQ: <text:s text:c="12"/>| <text:s text:c="5"/>- <text:s text:c="5"/>- <text:s text:c="5"/>- <text:s text:c="5"/>- <text:s text:c="5"/>-</text:p>
      <text:p text:style-name="P7">CPLD1: <text:s text:c="3"/>_______|''''''''''''''''''''''''''''''''''''</text:p>
      <text:p text:style-name="P7">Load: <text:s text:c="4"/>ABCD <text:s text:c="8"/>AB</text:p>
      <text:p text:style-name="P7"/>
      <text:p text:style-name="P7">There's a solution to this:<text:line-break/>The MCU has to reply before the next 2 words are read (20clk = 1.667us), which apparently works reliably ONLY if the CPLD1 ack (REFILL_PENDING &lt;= 0;) is done when the MCU refills the first word. This leaves enough margin so that CPLD1 can go low for a short period before it goes high again, triggering the new IRQ properly.</text:p>
      <text:p text:style-name="P7">This may also work if a NOP is inserted after each move.l, providing ~333ns more for the MCU to load both words. This sucks because the whole point of having double buffers is to give the MCU enough time to process the interrupt.</text:p>
      <text:p text:style-name="P7">However the IRQ-to-IRQ time must always fit between two move.l's, as seen in this section's first diagram.</text:p>
      <text:p text:style-name="P7"/>
      <text:p text:style-name="P7">To make this really useful, the MCU would have to refill the 4 words at once just at the right time so that they're ready for the next move.l's:</text:p>
      <text:p text:style-name="P7"/>
      <text:p text:style-name="P7">Read: <text:s text:c="10"/>AB <text:s text:c="4"/>CD <text:s text:c="4"/>AB <text:s text:c="4"/>CD <text:s text:c="4"/>AB <text:s text:c="4"/>CD</text:p>
      <text:p text:style-name="P7">IRQ: <text:s text:c="11"/>| <text:s text:c="5"/>- <text:s text:c="5"/>| <text:s text:c="5"/>- <text:s text:c="5"/>| <text:s text:c="5"/>-</text:p>
      <text:p text:style-name="P7">CPLD1: <text:s text:c="3"/>______|''''''''''|__|''''''''''|__|''''''''''|__</text:p>
      <text:p text:style-name="P7">Load: <text:s text:c="4"/>ABCD <text:s text:c="9"/>ABCD <text:s text:c="9"/>ABCD <text:s text:c="9"/>ABCD</text:p>
      <text:p text:style-name="P7"/>
      <text:p text:style-name="P7">Note: CPLD1 can be ack'd by the first refilled word, whatever. The 68k code doesn't poll REFILL_PENDING anymore, all we need is a rising edge.</text:p>
      <text:p text:style-name="P7"/>
      <text:p text:style-name="P7">This will only work if the 4 word refill happens exactly between CD and AB reads.</text:p>
      <text:p text:style-name="P7">If too early, CD will be updated before the read takes place.</text:p>
      <text:p text:style-name="P7">If too late, AB won't be updated in time.</text:p>
      <text:p text:style-name="P7"/>
      <text:p text:style-name="P7">If the interrupt is triggered on reading C or D, the MCU will only have one move.l worth of time to react to the interrupt and refill the 4 words. As seen before, this isn't always enough, causing a late refill.</text:p>
      <text:p text:style-name="P7"/>
      <text:p text:style-name="P7">If the interrupt is triggered on reading A or B, the MCU will have two move.l's worth of time to react to the interrupt, wait just enough time to make sure the CD read goes by, and then refill the 4 words.</text:p>
      <text:p text:style-name="P8"/>
      <text:p text:style-name="P7">Can the IRQ reaction delay + some nops be trusted to make the refill happen at the right time ?</text:p>
      <text:p text:style-name="P7">The MCU takes at least 1.1us (?) to react, so a delay of (one move.l = 20clk = 1.667us) - 1.1us = 567ns minimum, (two move.l = 40clk = 3.333us) - 1.1us = 2.23us maximum, (567+2230)/2 = 1398ns average is needed.</text:p>
      <text:p text:style-name="P7"/>
      <text:p text:style-name="P7">Current status: MCU infos ok, MCU status ok, game listing seems ok, loading fucks up. Not enough time for SD card sector loading ? Check with scope.</text:p>
      <text:p text:style-name="P7"/>
      <text:p text:style-name="P7"/>
      <text:p text:style-name="P4">The following history goes from top to bottom:</text:p>
      <text:p text:style-name="P3">Hunting the P DRAM corruption issue (wrong tiles in Neo Turf Masters top course view) :</text:p>
      <text:p text:style-name="P3"/>
      <text:p text:style-name="P3">Done, DRAM from 130000 to 200000 was compared with MAME while playing Germany hole #1, both dumps match except for 2 zones of un-initialized DRAM (as expected).</text:p>
      <text:p text:style-name="P3"/>
      <text:p text:style-name="P3">The wrong tiles in NTM seem to vary from time to time. Most of the time they start off the same in the same positions.</text:p>
      <text:p text:style-name="P3">So is it a read issue ? Reading P DRAM returns a wrong value from time to time ?</text:p>
      <text:p text:style-name="P3">Or is it a work RAM issue ? Does NTM build the tile map in RAM before writing it in VRAM ?</text:p>
      <text:p text:style-name="P3"/>
      <text:p text:style-name="P3">Would this be caused by the CPLD registers being at C1E000+ and causing mirrored writes in WRAM or P DRAM ? → No.</text:p>
      <text:p text:style-name="P3"><text:soft-page-break/></text:p>
      <text:p text:style-name="P3">Corruption seems to only happen after an in-game loading.</text:p>
      <text:p text:style-name="P3"/>
      <text:p text:style-name="P9">Another day:</text:p>
      <text:p text:style-name="P3">Gowcaizer <text:span text:style-name="T9">was giving an address error after the first IGL. It was caused by a</text:span> wrong byte at D19C: should be 42 but 00. <text:span text:style-name="T9">After the game's IPL, the byte was correct with a value of 42, but the IGL caused it to be rewritten to 00.</text:span></text:p>
      <text:p text:style-name="P3">Disabling the loading of PCM files solve<text:span text:style-name="T9">d</text:span> the problem.</text:p>
      <text:p text:style-name="P3">Only disabling the <text:span text:style-name="T9">PCM </text:span>sector copy <text:span text:style-name="T9">solved the problem too.</text:span></text:p>
      <text:p text:style-name="P9">Turns out the DMA microcode upload had to be left in UploadPCMDMABytes !<text:line-break/>It isn't run, but it has to be uploaded for some reason. Otherwise data corruption occurs.</text:p>
      <text:p text:style-name="P7">This solved the Metal Slug 1 crash, Gowcaizer crashing after IPL, and Neo Turf Masters bad course tiles problem !</text:p>
      <text:p text:style-name="P7"/>
      <text:p text:style-name="P7"/>
      <text:p text:style-name="P8"><text:span text:style-name="T17">B</text:span>ypass<text:span text:style-name="T17">ing</text:span> the sector buffer:</text:p>
      <text:p text:style-name="P7">The original code loads sectors to CDSectorBuffer, then copies from CDSectorBuffer to DRAM. What prevents us from loading sectors directly into DRAM ? <text:span text:style-name="T17">Apparently nothing.</text:span></text:p>
      <text:p text:style-name="P7"/>
      <text:p text:style-name="P7">Doing this in LoadSPRSectorsPatch results in LoadSPRSectorFromSD calls 25% faster than LoadSectorFromSD.</text:p>
      <text:p text:style-name="P3"/>
      <text:p text:style-name="P3"/>
      <text:p text:style-name="P13">WHEN GAMES DIDN'T START, DID THIS:</text:p>
      <text:p text:style-name="P13"/>
      <text:p text:style-name="P3">Replaced League Bowling's PRG by a custom one that just changed the backdrop color and sat in a loop kicking the watchdog. Backdrop color was set according to the VBL vector value (to see if it's correct or not).</text:p>
      <text:p text:style-name="P3">Used a button to enable/disable interrupts. When the game starts, SR should be == $2700 (all disabled).</text:p>
      <text:p text:style-name="P3">Result: Worked perfectly. VBL vector is intact. Enabling/disabling interrupts with SR also works.</text:p>
      <text:p text:style-name="P3">Disabling CDC IRQs caused no change.</text:p>
      <text:p text:style-name="P3">Problem was in the SYS_IO call, there was a lid check. NOPing it solved the issue.</text:p>
      <text:p text:style-name="P3"/>
      <text:p text:style-name="P3"/>
      <text:p text:style-name="P13">OPTIMIZATIONS:</text:p>
      <text:p text:style-name="P13"/>
      <text:p text:style-name="P3">Do longword reads from the MCU regs. Byte reads are obviously wasteful, word reads are ok, but longwords reads do two word reads for the price of one instruction fetch.</text:p>
      <text:p text:style-name="P3"/>
      <text:p text:style-name="P3">move.b addr,(a0)+:<text:tab/><text:tab/>20 cycles for 1 byte<text:tab/><text:tab/>Yield: 0.05 bytes per cycle</text:p>
      <text:p text:style-name="P3">move.b (a0),(a1)+:<text:tab/><text:tab/>12 cycles for 1 byte<text:tab/><text:tab/>Yield: 0.08</text:p>
      <text:p text:style-name="P3">move.w (a0),(a1)+:<text:tab/><text:tab/>12 cycles for 2 bytes<text:tab/><text:tab/>Yield: 0.16</text:p>
      <text:p text:style-name="P3">move.l (a0),(a1)+:<text:tab/><text:tab/>20 cycles for 4 bytes<text:tab/><text:tab/>Yield: 0.2 TO TRY ?</text:p>
      <text:p text:style-name="P5"/>
      <text:p text:style-name="P5">movem is only memory&lt;-&gt;registers in words or longwords.</text:p>
      <text:p text:style-name="P5">movem.l from (An) to 8x Dn: 12+8*8=76 cycles for 4*8=32 bytes.</text:p>
      <text:p text:style-name="P5">The 8x Dn must then be transferred to RAM :</text:p>
      <text:p text:style-name="P5"/>
      <text:p text:style-name="P5">8x move.l Dn,(a1)+:</text:p>
      <text:p text:style-name="P5"><text:tab/>8*12=96 cycles</text:p>
      <text:p text:style-name="P5"><text:tab/>In total 76+96 = 172 cycles for 32 bytes<text:tab/><text:tab/>Yield: 0.18</text:p>
      <text:p text:style-name="P5"><text:tab/>Isn't better than the move.l (a0),(a1)+</text:p>
      <text:p text:style-name="P5"/>
      <text:p text:style-name="P5">movem.l from 8x Dn to (An):</text:p>
      <text:p text:style-name="P5"><text:tab/>8+8*8=72 cycles</text:p>
      <text:p text:style-name="P5">Add 32 to An with adda.l Am,An:</text:p>
      <text:p text:style-name="P5"><text:tab/>8 cycles</text:p>
      <text:p text:style-name="P5"><text:tab/>In total 76+72+8 = 156 cycles for 32 bytes<text:tab/><text:tab/>Yield: 0.21</text:p>
      <text:p text:style-name="P5"><text:tab/>Slightly better than the move.l (a0),(a1)+. Not worth it ?</text:p>
      <text:p text:style-name="P5"/>
      <text:p text:style-name="P5">If the movem.l is from (An) to 12 registers:</text:p>
      <text:p text:style-name="P5"><text:tab/>12+8*12=108 cycles to get</text:p>
      <text:p text:style-name="P5"><text:soft-page-break/><text:tab/>8+8*12=104 cycles to put</text:p>
      <text:p text:style-name="P5"><text:tab/>8 cycles to inc An</text:p>
      <text:p text:style-name="P5"><text:tab/>In total 108+104+8 = 220 cycles for 48 bytes<text:tab/>Yield: 0.22</text:p>
      <text:p text:style-name="P5"/>
      <text:p text:style-name="P5">382ns per byte = 2617801 bps = 2.49 Mbps, not counting loop overhead.</text:p>
      <text:p text:style-name="P11">HOW IT WORKS :</text:p>
      <text:p text:style-name="P1">BIOS : Same patching process done for DE1 proto.</text:p>
      <text:p text:style-name="P1"/>
      <text:p text:style-name="P1">The loading functions are replaced with new ones to communicate with the SD card through new memory-mapped registers provided by the CPLD.</text:p>
      <text:p text:style-name="P1"/>
      <text:p text:style-name="P1">The MCU handles the SD filesystem and I2S playback, the BIOS sees the ISO file like a normal CD.</text:p>
      <text:p text:style-name="P1"/>
      <text:p text:style-name="P1">The DE1 proto had no way to know if the 68k was writing (R/W low) to the memory space, so writes were done by reads with the written value being in the lower bits of the address used. Now that the R/W signal is caught by the board, read and writes are done normally.</text:p>
      <text:p text:style-name="P1"/>
      <text:p text:style-name="P1">The registers are kept in the BIOS address space because FFxxxx might be completely mapped to the CD chips and using this space would be risky.</text:p>
      <text:p text:style-name="P1">The CPLD takes care of switching between registers and BIOS (flash) data.</text:p>
      <text:p text:style-name="P1"/>
      <text:p text:style-name="P1">As of 07/09/2019, the registers are :</text:p>
      <text:p text:style-name="P1"/>
      <text:p text:style-name="P1">CPLDREG_DATA<text:tab/><text:tab/>equ<text:tab/><text:tab/>$C1E000<text:tab/><text:tab/>R/W</text:p>
      <text:p text:style-name="P1">CPLDREG_EXEC<text:tab/> <text:s text:c="2"/><text:tab/>equ<text:tab/><text:tab/>$C1E100<text:tab/><text:tab/>W</text:p>
      <text:p text:style-name="P1">CPLDREG_STAT<text:tab/> <text:s text:c="2"/><text:tab/>equ<text:tab/><text:tab/>$C1E200<text:tab/><text:tab/>R</text:p>
      <text:p text:style-name="P1"/>
      <text:p text:style-name="P2">Why it is better to let the MCU control the SD card, and not the BIOS:</text:p>
      <text:list text:style-name="L2">
        <text:list-item>
          <text:p text:style-name="P43">The MCU has an unerasable boot ROM to allow DFU reprogramming, which makes it unbrickable whatever happens. So if the BIOS flash becomes corrupt for some reason, the MCU can always operate and re-flash the BIOS from the SD card.<text:line-break/>Obviously, a corrupt BIOS wouldn't be able to re-flash itself on the console.<text:line-break/>So the MCU provides a <text:span text:style-name="T1">needed</text:span> fail-safe.</text:p>
        </text:list-item>
        <text:list-item>
          <text:p text:style-name="P43">The MCU can do SPI much faster than the 68k, and it'll remove the « SPI accelerator » stuff from the DE1 proto. Also, it has a 4-bit SD PHY which could be used (didn't, wouldn't have been that useful).</text:p>
        </text:list-item>
      </text:list>
      <text:p text:style-name="P1"/>
      <text:p text:style-name="P1">Both the BIOS and the MCU need to be able to access files because of the CD sector loading scheme <text:span text:style-name="T1">and</text:span> because the MCU needs to read .wav files for CDDA.</text:p>
      <text:p text:style-name="P1">But having code to handle FAT on both sides sucks and would be messy, so it's simpler to have the MCU deal with it alone and provide simplified access to the BIOS.</text:p>
      <text:p text:style-name="P1"/>
      <text:p text:style-name="P1">The console doesn't have to deal with the FAT because it would only have to when listing the directories and ISO files at startup.</text:p>
      <text:p text:style-name="P1">When an ISO is selected for loading, the console only has to deal with that single ISO file. So once loading is started, the console has no need to deal with the FAT anymore. It simply asks for CD sectors at specific MSFs, and the MCU can do the FAT work to locate the right SD sectors from the card.</text:p>
      <text:p text:style-name="P1"/>
      <text:p text:style-name="P1">For this, short command + parameter queries in 32-byte max packets are used.<text:line-break/>The console is the master, the MCU is the slave.</text:p>
      <text:p text:style-name="P1"/>
      <text:p text:style-name="P2">Startup process :</text:p>
      <text:p text:style-name="P2">See startup diagram</text:p>
      <text:p text:style-name="P1">The console is held in reset by the MCU. The MCU bootloader checks that the MCU app is valid by running a CRC32 on all of it except the last 4 bytes, and comparing the value at with the last 4 bytes. If the check passes, the app is launched. If not, the bootloader looks for an update file in the SD card (NSDLxxyy.WAD). If one is found, the MCU app is updated, verified, and then started.</text:p>
      <text:p text:style-name="P1"/>
      <text:p text:style-name="P1">This means that if the bootloader detects that the MCU app is invalid, an update is forced. Otherwise, the app is ran normally and the user can then chose to do an update or not.</text:p>
      <text:p text:style-name="P1"/>
      <text:p text:style-name="P1">It is possible to force the update even if the app is validated by placing a NSDLZZZZ.WAD file on the SD card. As long as the file is present, it will be used at each boot up.</text:p>
      <text:p text:style-name="P1"/>
      <text:p text:style-name="P1">If there are multiple WAD files on the SD card, the first one in the FAT is used. So there must be only one, otherwise it would be hard to predict which one will be used !</text:p>
      <text:p text:style-name="P1"/>
      <text:p text:style-name="P1"><text:soft-page-break/>The bootloader only takes care of updating the MCU app. The MCU app itself is responsible for updating the CPLD and 68k flash.</text:p>
      <text:p text:style-name="P11">MCU COMMANDS :</text:p>
      <text:p text:style-name="P1"/>
      <text:p text:style-name="P1">'K' : F=ok, 0=nok</text:p>
      <text:p text:style-name="P1">If a command is nok, then only one byte is answered ($0x).</text:p>
      <text:p text:style-name="P1"/>
      <text:p text:style-name="P2">CMD_TEST : Comm test</text:p>
      <text:p text:style-name="P1">Echoes back a byte<text:line-break/>Send: $00 TT xx xx xx, [exec]</text:p>
      <text:p text:style-name="P1">Recv: $K0 TT<text:line-break/>TT = Any byte<text:line-break/>Currently not used in released firmwares. Used for debugging.</text:p>
      <text:p text:style-name="P1"/>
      <text:p text:style-name="P1"><text:span text:style-name="T1">CMD_GETID : Get MCU serial, app version and CPLD USERCODE</text:span><text:line-break/>Send: $01 xx xx xx xx, [exec]</text:p>
      <text:p text:style-name="P1">Recv: $K1 SS SS SS SS SS SS SS SS SS SS SS SS VV vv UU UU UU UU<text:line-break/>SS = Serial # = MCU UID<text:line-break/>VV vv = MCU app version major, minor<text:line-break/>UU = CPLD USERCODE</text:p>
      <text:p text:style-name="P1">This is used by the "about" screen, to inform the user and possibly troubleshoot update issues.</text:p>
      <text:p text:style-name="P1"/>
      <text:p text:style-name="P2">CMD_GETSTATUS : Read status – Also set RGB LED configuration</text:p>
      <text:p text:style-name="P1">Send: $02 LL xx xx xx<text:line-break/>Recv: $K2 aa bb cc dd</text:p>
      <text:p text:style-name="P1">LL = SxbgrBGR, S=1:Set LED config/0:ignore, bgr=idle color, BGR=loading color.<text:line-break/>aabbccdd = Status bitmap</text:p>
      <text:p text:style-name="P1">Bit 0 : 1=SD card inserted, 0=No SD card</text:p>
      <text:p text:style-name="P1">Used at regular intervals by the loader's menu to set the LED color and to check SD card insertion or removal.</text:p>
      <text:p text:style-name="P1"/>
      <text:p text:style-name="P1"><text:span text:style-name="T1">CMD_UPDATE : Perform CPLD and menu update</text:span><text:line-break/>Send: $03 xx xx xx xx, [exec]</text:p>
      <text:p text:style-name="P1">Recv: $K3 RR<text:line-break/>RR = Return code. 00 = Ok. Others TBD.</text:p>
      <text:p text:style-name="P1">Used by the loader's menu "Update firmware" item. Checks for the presence of an update file and uses it if so.</text:p>
      <text:p text:style-name="P1"/>
      <text:p text:style-name="P1"><text:span text:style-name="T1">CMD_RESET : </text:span><text:span text:style-name="T10">Reset console, chose system ROM to use, set region patch parameters</text:span><text:line-break/>Send: $04 MM <text:span text:style-name="T9">CC</text:span> <text:span text:style-name="T9">AA</text:span> <text:span text:style-name="T9">AA AA</text:span>, [exec]</text:p>
      <text:p text:style-name="P1">Recv: $K4 RR</text:p>
      <text:p text:style-name="P1">MM = non-zero : Run stock BIOS.<text:line-break/><text:span text:style-name="T9">CC = country code for region patch.<text:line-break/>AA = full address where to apply the region patch.</text:span><text:line-break/>RR = Return code. 00 = Ok. Others TBD.</text:p>
      <text:p text:style-name="P1">Used by the loader's menu "go to CD menu". Resets the console to the selected BIOS (stock or loader), and configures the CPLD for the region patch. The region patch address needs to be configured because it varies depending on the stock BIOS version.</text:p>
      <text:p text:style-name="P1"/>
      <text:p text:style-name="P2">CMD_INITSD : Reset/init SD, get detected card type</text:p>
      <text:p text:style-name="P1">Send: $05 xx xx xx xx, [exec]</text:p>
      <text:p text:style-name="P1">Recv: $K5 CT<text:line-break/>CT = Card Type : 0=Fail 1=SDV1 2=SDV2(SDHC)</text:p>
      <text:p text:style-name="P1">Used by the loader's menu at startup, or after an SD card insertion event was detected.</text:p>
      <text:p text:style-name="P1"/>
      <text:p text:style-name="P2">CMD_GETGAMES : Get iso files list / full filename</text:p>
      <text:p text:style-name="P1">Send: $06 MM FF xx xx, [exec]<text:line-break/>Recv: $K6 NB (ID 30chars... /0)*NB</text:p>
      <text:p text:style-name="P1">or<text:line-break/>Recv: $K6 00 Filename... /0</text:p>
      <text:p text:style-name="P1">MM = Zero : get file list, Non-zero : get full filename for file ID FF</text:p>
      <text:p text:style-name="P1">NB = List entry count<text:line-break/>ID = List entry ID, starts from 0, max TBD</text:p>
      <text:p text:style-name="P1">Used by the loader's menu at startup, after an SD card insertion event was detected, or when the game list must be redrawn. Also used to get the full LFN of a particular game.</text:p>
      <text:p text:style-name="P1"/>
      <text:p text:style-name="P2">CMD_SELECTGAME : Select iso file</text:p>
      <text:p text:style-name="P1">Send: $07 ID xx xx xx, [exec]<text:line-break/><text:soft-page-break/>Recv: $K7<text:line-break/>ID = List entry ID got from command $04</text:p>
      <text:p text:style-name="P1">Used by the loader's menu when a game is selected for loading.</text:p>
      <text:p text:style-name="P1"><text:line-break/><text:span text:style-name="T1">CMD_LOADSECT : Load CD sector</text:span></text:p>
      <text:p text:style-name="P1">Send: $08 MM SS FF xx, [exec]<text:line-break/>Recv: $K8 00 data...</text:p>
      <text:p text:style-name="P1">MSF = Minutes-Seconds-Frames location of desired sector</text:p>
      <text:p text:style-name="P1">Used repeatedly during loading.</text:p>
      <text:p text:style-name="P1"/>
      <text:p text:style-name="P2">CMD_CDDA : CDDA command</text:p>
      <text:p text:style-name="P1">Send: $09 CC TT xx xx, [exec]<text:line-break/>Recv: $K9</text:p>
      <text:p text:style-name="P1">CC = Command (0, 1, 2, 3)</text:p>
      <text:p text:style-name="P1">TT = Track number (in BCD)</text:p>
      <text:p text:style-name="P1">Used by the loader's menu to stop music, and by games to start/pause/stop music.</text:p>
      <text:p text:style-name="P1"/>
      <text:p text:style-name="P2">CMD_DUMPROM : Ask MCU to dump console system ROM → SD card</text:p>
      <text:p text:style-name="P1">Send: $0A xx xx xx xx, [exec]<text:line-break/>Recv: $KA</text:p>
      <text:p text:style-name="P1">WARNING : This command resets the console, warn the user before sending it !</text:p>
      <text:p text:style-name="P1">Used for debugging, not used anymore.</text:p>
      <text:p text:style-name="P1"/>
      <text:p text:style-name="P2">CMD_GETSAVES : List <text:span text:style-name="T9">backup</text:span> RAM (<text:span text:style-name="T9">or state </text:span>files)</text:p>
      <text:p text:style-name="P1">Send: $0B <text:span text:style-name="T9">UU</text:span></text:p>
      <text:p text:style-name="P6">UU = Subcommand (0 or 1)</text:p>
      <text:p text:style-name="P6"/>
      <text:p text:style-name="P6">Subcommand 0: List backup RAM files</text:p>
      <text:p text:style-name="P6"><text:tab/>Send: $0B 00</text:p>
      <text:p text:style-name="P6"/>
      <text:p text:style-name="P6">Subcommand 1: List state files</text:p>
      <text:p text:style-name="P6"><text:tab/>Send: $0B 01 NGH</text:p>
      <text:p text:style-name="P6"><text:tab/>NGH = NGH of the currently loaded game, used by MCU to filter files</text:p>
      <text:p text:style-name="P1"><text:line-break/>Recv: $KB NB (ID 32chars... /0)*NB</text:p>
      <text:p text:style-name="P1">NB = List <text:span text:style-name="T9">item</text:span> count<text:line-break/>ID = List <text:span text:style-name="T9">item</text:span> ID <text:span text:style-name="T9">byte</text:span>, starts from 0, max TBD</text:p>
      <text:p text:style-name="P1"/>
      <text:p text:style-name="P2">CMD_STORESAVE : Backup RAM <text:span text:style-name="T9">or state data</text:span> → SD card</text:p>
      <text:p text:style-name="P1">Send: $0C UU</text:p>
      <text:p text:style-name="P1">UU = Subcommand (0, 1, or 2)</text:p>
      <text:p text:style-name="P1"/>
      <text:p text:style-name="P1">Subcommand 0 : Close file</text:p>
      <text:p text:style-name="P1"><text:tab/>Send: $0C 00</text:p>
      <text:p text:style-name="P1"><text:tab/>Error code 5 : There has been a storing error during the last transfers</text:p>
      <text:p text:style-name="P1"/>
      <text:p text:style-name="P1">Subcommand 1 : Open file for writing</text:p>
      <text:p text:style-name="P1"><text:tab/>Send: $0C 01 xx EE filename</text:p>
      <text:p text:style-name="P1"><text:tab/>EE = 01 to ask for error if file already exists, 00 to force write.</text:p>
      <text:p text:style-name="P1"><text:tab/>Error code 1 : File name empty</text:p>
      <text:p text:style-name="P1"><text:tab/>Error code 2 : File can't be opened</text:p>
      <text:p text:style-name="P1"><text:tab/>Error code 3 : File already exists (ony if EE == 01)</text:p>
      <text:p text:style-name="P1"><text:tab/>Error code 5 : There has been a storing error during the last transfers</text:p>
      <text:p text:style-name="P1"/>
      <text:p text:style-name="P1">Subcommand 2 : Setup data transfer</text:p>
      <text:p text:style-name="P1"><text:tab/>Send: $0C 02 SS SS, [exec], data...<text:line-break/><text:tab/>SS = Size <text:span text:style-name="T1">in words</text:span></text:p>
      <text:p text:style-name="P1"><text:tab/>(Each data <text:span text:style-name="T9">word</text:span> must be ACKed by the MCU to avoid buffer overruns, <text:span text:style-name="T9">slow :(</text:span>)</text:p>
      <text:p text:style-name="P1"><text:tab/>Error code 4 : Size is zero</text:p>
      <text:p text:style-name="P1"><text:tab/>Error code 5 : There has been a storing error during the last transfers</text:p>
      <text:p text:style-name="P1"/>
      <text:p text:style-name="P6">Subcommand 3 : Delete file</text:p>
      <text:p text:style-name="P6"><text:tab/>Send: $0C 03 ID</text:p>
      <text:p text:style-name="P6"><text:tab/><text:span text:style-name="T13">ID = List entry ID got from command CMD_GETSAVES</text:span></text:p>
      <text:p text:style-name="P19"><text:tab/>Error code 6 : f_unlink failed</text:p>
      <text:p text:style-name="P1"/>
      <text:p text:style-name="Standard"><text:span text:style-name="T4">CMD_LOADSAVE : SD card → Backup RAM</text:span><text:span text:style-name="T14"> </text:span><text:span text:style-name="T15">or state data</text:span></text:p>
      <text:p text:style-name="P18"><text:soft-page-break/>Send: $0D <text:span text:style-name="T9">ID BBBB</text:span><text:line-break/>Recv: $KD (2kB data)</text:p>
      <text:p text:style-name="P18">BB<text:span text:style-name="T9">BB</text:span> = 2kB data block (0~<text:span text:style-name="T9">FFFF</text:span>) <text:span text:style-name="T9">to read from file</text:span><text:line-break/>ID = List entry ID got from command CMD_GETSAVES</text:p>
      <text:p text:style-name="P19">Error code 1 : f_open failed</text:p>
      <text:p text:style-name="P19">Error code 2 : f_read returned no data</text:p>
      <text:p text:style-name="P19">Error code 3 : f_read failed</text:p>
      <text:p text:style-name="P19">Error code 4 : f_lseek failed</text:p>
      <text:p text:style-name="P6">Error code 5 : Invalid ID</text:p>
      <text:p text:style-name="P1"/>
      <text:p text:style-name="P1"/>
      <text:p text:style-name="P2"/>
      <text:p text:style-name="P10"/>
      <text:p text:style-name="P11">Comm. schemes :</text:p>
      <text:p text:style-name="P2">For the revision B board (16bit) :</text:p>
      <text:p text:style-name="P1"/>
      <text:p text:style-name="P1">The BIOS writes a command or parameter byte to CPLDREG_DATA.</text:p>
      <text:p text:style-name="P1">The CPLD sets its DATA_PENDING bit, with CPLD4 high.</text:p>
      <text:p text:style-name="P1">The BIOS starts polling CPLDREG_STAT, waiting for DATA_PENDING to be cleared.</text:p>
      <text:p text:style-name="P1">The CPLD latched the byte and tells the MCU that a byte transfer is pending (CPLD1).</text:p>
      <text:p text:style-name="P1">The MCU gets interrupted by the signal.<text:line-break/>Because CPLD4 is high, the MCU reads a byte from the CPLD and stores it in the FIFO.</text:p>
      <text:p text:style-name="P1">The MCU tells the CPLD that the byte was stored ok (MCUCLK).</text:p>
      <text:p text:style-name="P1">The CPLD resets its DATA_PENDING bit.</text:p>
      <text:p text:style-name="P1">The BIOS detects the DATA_PENDING bit clear and continues writing bytes the same way.</text:p>
      <text:p text:style-name="P1">Once done, the BIOS writes to CPLDREG_EXEC.</text:p>
      <text:p text:style-name="P1">The CPLD sets its EXEC_PENDING bit.</text:p>
      <text:p text:style-name="P1">The BIOS starts polling CPLDREG_STAT, waiting for EXEC_PENDING to be cleared.</text:p>
      <text:p text:style-name="P1">The CPLD tells the MCU to process the last bytes written in the FIFO (CPLD3).</text:p>
      <text:p text:style-name="P1">---------------------------</text:p>
      <text:p text:style-name="P1">Once ready, the MCU writes the first reply words to the CPLD.</text:p>
      <text:p text:style-name="P1">The MCU tells the CPLD that the command was processed (MCUCLK).</text:p>
      <text:p text:style-name="P1">The CPLD resets its EXEC_PENDING bit.</text:p>
      <text:p text:style-name="P1">The BIOS detects the EXEC_PENDING bit clear.</text:p>
      <text:p text:style-name="P1">The BIOS reads a reply word from CPLDREG_DATA.</text:p>
      <text:p text:style-name="P1">The CPLD sets its DATA_PENDING bit, with CPLD4 low.</text:p>
      <text:p text:style-name="P1">The BIOS starts polling CPLDREG_STAT, waiting for DATA_PENDING to be cleared.</text:p>
      <text:p text:style-name="P1">The CPLD tells the MCU that a word transfer is pending (CPLD1).</text:p>
      <text:p text:style-name="P1">Because CPLD4 is low, the MCU writes the next reply word to the CPLD.</text:p>
      <text:p text:style-name="P1">The MCU tells the CPLD that the word was written ok (MCUCLK).</text:p>
      <text:p text:style-name="P1">The CPLD resets its DATA_PENDING bit.</text:p>
      <text:p text:style-name="P1">The BIOS detects the DATA_PENDING bit clear and continues reading words the same way.</text:p>
      <text:p text:style-name="P1"/>
      <text:p text:style-name="P2">For the older revision A board (8bit) :</text:p>
      <text:p text:style-name="P1"/>
      <text:p text:style-name="P1">The BIOS writes a command or parameter byte to CPLDREG_DATA.</text:p>
      <text:p text:style-name="P1">The CPLD sets its BYTE_PENDING bit, with CPLD4 high.</text:p>
      <text:p text:style-name="P1">The BIOS starts polling CPLDREG_STAT, waiting for BYTE_PENDING to be cleared.</text:p>
      <text:p text:style-name="P1">The CPLD latched the byte and tells the MCU that a byte transfer is pending (CPLD1).</text:p>
      <text:p text:style-name="P1">The MCU gets interrupted by the signal.<text:line-break/>Because CPLD4 is high, the MCU reads a byte from the CPLD and stores it in the FIFO.</text:p>
      <text:p text:style-name="P1">The MCU tells the CPLD that the byte was stored ok (MCUCLK).</text:p>
      <text:p text:style-name="P1">The CPLD resets its BYTE_PENDING bit.</text:p>
      <text:p text:style-name="P1">The BIOS detects the BYTE_PENDING bit clear and continues writing bytes the same way.</text:p>
      <text:p text:style-name="P1">Once done, the BIOS writes to CPLDREG_EXEC.</text:p>
      <text:p text:style-name="P1">The CPLD sets its EXEC_PENDING bit.</text:p>
      <text:p text:style-name="P1">The BIOS starts polling CPLDREG_STAT, waiting for EXEC_PENDING to be cleared.</text:p>
      <text:p text:style-name="P1">The CPLD tells the MCU to process the last bytes written in the FIFO (CPLD3).</text:p>
      <text:p text:style-name="P1">---------------------------</text:p>
      <text:p text:style-name="P1">Once ready, the MCU writes the first reply bytes to the CPLD.</text:p>
      <text:p text:style-name="P1">The MCU tells the CPLD that the command was processed (MCUCLK).</text:p>
      <text:p text:style-name="P1">The CPLD resets its EXEC_PENDING bit.</text:p>
      <text:p text:style-name="P1">The BIOS detects the EXEC_PENDING bit clear.</text:p>
      <text:p text:style-name="P1">The BIOS reads a reply byte from CPLDREG_DATA.</text:p>
      <text:p text:style-name="P1">The CPLD sets its BYTE_PENDING bit, with CPLD4 low.</text:p>
      <text:p text:style-name="P1">The BIOS starts polling CPLDREG_STAT, waiting for BYTE_PENDING to be cleared.</text:p>
      <text:p text:style-name="P1">The CPLD tells the MCU that a byte transfer is pending (CPLD1).</text:p>
      <text:p text:style-name="P1">Because CPLD4 is low, the MCU writes the next reply byte to the CPLD.</text:p>
      <text:p text:style-name="P1">The MCU tells the CPLD that the byte was written ok (MCUCLK).</text:p>
      <text:p text:style-name="P1">The CPLD resets its BYTE_PENDING bit.</text:p>
      <text:p text:style-name="P1">The BIOS detects the BYTE_PENDING bit clear and continues reading bytes the same way.</text:p>
      <text:p text:style-name="P1"/>
      <text:p text:style-name="P1">UPDATE : Small 2-word FIFO in CPLD for the MCU-to-BIOS direction.</text:p>
      <text:p text:style-name="P1">The CPLD BYTE_PENDING now signals that the FIFO isn't full, so the MCU can detect that and write new words until it's full again.</text:p>
      <text:p text:style-name="P2"/>
      <text:p text:style-name="P14">Console board models :</text:p>
      <text:p text:style-name="P1"/>
      <text:p text:style-name="P1">NEO-CDM3-1 : LC8953, 68k right.<text:line-break/>NEO-CDM3-2 : LC8953/LC98000, 68k right.<text:line-break/>NEO-CDM4-1 : LC98000, 68k top.<text:line-break/>NEO-CDM4-2 : LC98000, 68k top.<text:line-break/>NEO-CDM5-1 : LC98000, 68k top.</text:p>
      <text:p text:style-name="P1"/>
      <text:p text:style-name="P1">The LC8953 and LC98000 are pin-compatible ! Only the BIOS changes.<text:line-break/>LC8953 : TOP-SP1<text:line-break/>LC98000 : TOP-SP1-2</text:p>
      <text:p text:style-name="P1">Is the DMA microcode different ?</text:p>
      <text:p text:style-name="P1"/>
      <text:p text:style-name="P1">FRONT-SP1:<text:line-break/>First (and only) front-loader BIOS<text:line-break/>SHA1=?<text:line-break/>Word sum = 64DC.</text:p>
      <text:p text:style-name="P1">Version string : VER. 0.1</text:p>
      <text:p text:style-name="P1"/>
      <text:p text:style-name="P1">TOP-SP1 / TOP-SP1-1:</text:p>
      <text:p text:style-name="P1">First top-loader BIOS</text:p>
      <text:p text:style-name="P1">SHA1=CC92B54A18A8BFF6E595AABE8E5C360BA9E62EB5</text:p>
      <text:p text:style-name="P1">Word sum = E10C.</text:p>
      <text:p text:style-name="P1">Version string : VER. 1.04</text:p>
      <text:p text:style-name="P1"><text:line-break/>TOP-SP1-2:</text:p>
      <text:p text:style-name="P1">Second top-loader BIOS</text:p>
      <text:p text:style-name="P1">SHA1=8C1F00F13FC5EDED1948E53D5AEC32022C05FFF0</text:p>
      <text:p text:style-name="P1">Word sum = DC4C.</text:p>
      <text:p text:style-name="P1">Only 19 bytes are different, bugfixes in the RAM testing code.</text:p>
      <text:p text:style-name="P1">Version string : VER. 1.04 (same as TOP-SP1)</text:p>
      <text:p text:style-name="P1"><text:line-break/>TOP-SP1-3:</text:p>
      <text:p text:style-name="P1">Third top-loader BIOS</text:p>
      <text:p text:style-name="P1">SHA1=0D62BB6F31279DE199F9FB10429107351F25636C</text:p>
      <text:p text:style-name="P1">Word sum = EF2E.</text:p>
      <text:p text:style-name="P1">Version string : VER. 1.06</text:p>
      <text:p text:style-name="P2"/>
      <text:p text:style-name="P11">Various notes</text:p>
      <text:p text:style-name="P10"/>
      <text:p text:style-name="P2">SD card notes :</text:p>
      <text:p text:style-name="P1">All SD card commands are 6 bytes long : 01cccccc (command), 4 bytes param, $FF.</text:p>
      <text:p text:style-name="P1">The SD card response can be 8 or 16 bits.<text:line-break/>R1 : One byte. Bit7=0, the rest are error flags.<text:line-break/>R1b : Same as R1 but the data line is kept low while card is busy.<text:line-break/>R2 : Two bytes, R1 + other flags. Only used by SEND_STATUS command.</text:p>
      <text:p text:style-name="P1">R3 : Read OCR, no need for it. R1 + 4 bytes.</text:p>
      <text:p text:style-name="P1"/>
      <text:p text:style-name="P1">Data response : xxx0SSS1. S=010 means data accepted.<text:line-break/>If the card can't send data : 000eeeee, error flags.</text:p>
      <text:p text:style-name="P1">Data token : Start with $FE then data (4 to 512 bytes) + 16bit CRC ?</text:p>
      <text:p text:style-name="P1"/>
      <text:p text:style-name="P1"/>
      <text:p text:style-name="P2">FFC ribbon cable notes :</text:p>
      <text:p text:style-name="P1">12 conductors, 1mm pitch, same side contacts. Length : 150 or 200mm.</text:p>
      <text:p text:style-name="P1"/>
      <text:p text:style-name="P3"><text:span text:style-name="T2">The Amphe</text:span>nol SFW12R-3STE1LF bought for mainboard B + userboard A are too narrow for the FFCs from LCSC LX C12148. The connector is for FPCs with very thin borders, the total cable width should be n (12mm) whereas the FFCs are n+1 (13mm, 0.5mm borders).</text:p>
      <text:p text:style-name="P3">The FFCs are cheap and quality is ok, so keep them. Similar ones are expensive on Mouser and Aliexpress is unreliable.</text:p>
      <text:p text:style-name="P3"/>
      <text:p text:style-name="P3">Replace connectors with <text:bookmark text:name="lnkMfrPartNumber"/>HFW12R-1STE1LF, the footprint is identical.</text:p>
      <text:p text:style-name="P3"/>
      <text:p text:style-name="P3"/>
      <text:p text:style-name="P2">SD card directory structure :</text:p>
      <text:p text:style-name="P1">/</text:p>
      <text:p text:style-name="P1"><text:tab/>game a</text:p>
      <text:p text:style-name="P1"><text:tab/><text:tab/>game a.iso</text:p>
      <text:p text:style-name="P1"><text:tab/><text:tab/>game a 00.wav</text:p>
      <text:p text:style-name="P1"><text:tab/><text:tab/>game a 01.wav</text:p>
      <text:p text:style-name="P1"><text:tab/><text:tab/>…</text:p>
      <text:p text:style-name="P1"><text:tab/>saves</text:p>
      <text:p text:style-name="P1"><text:tab/><text:tab/>savename.bin</text:p>
      <text:p text:style-name="P1"/>
      <text:p text:style-name="P1"/>
      <text:p text:style-name="P4">When are files opened and closed:</text:p>
      <text:p text:style-name="P5">There's no need for multiple files to be opened at the same time, except during update (patching of the SPROM).</text:p>
      <text:p text:style-name="P5"/>
      <text:p text:style-name="P5">Data file : Opened (if needed) in load_cd_sector(). Closed before another f_open().<text:line-break/>Audio file : Opened (if needed) in CDDA_play(). Closed before another f_open().</text:p>
      <text:p text:style-name="P5">Cue file : Opened in ParseCueSheet(). Closed in ParseCueSheet().</text:p>
      <text:p text:style-name="P5">Sav file : Opened during MCU_CMD_STORESAVE or MCU_CMD_LOADSAVE. Closed in zero-length <text:s/>MCU_CMD_STORESAVE.</text:p>
      <text:p text:style-name="P5"/>
      <text:p text:style-name="P4">Probe signals on test console, from top to bottom:</text:p>
      <text:p text:style-name="P5">CPLD1</text:p>
      <text:p text:style-name="P5">GND</text:p>
      <text:p text:style-name="P5">GND</text:p>
      <text:p text:style-name="P5">CPLD0</text:p>
      <text:p text:style-name="P5">CPLD2</text:p>
      <text:p text:style-name="P5">MCUCLK</text:p>
      <text:p text:style-name="P5">CPLD3</text:p>
      <text:p text:style-name="P1">CPLD4</text:p>
      <text:p text:style-name="P1"/>
      <text:p text:style-name="P21"><text:span text:style-name="T5">Disc image file format notes:</text:span><text:span text:style-name="T6"><text:line-break/>ISO+WAV+CUE: The ISO contains only the data track. Should always use 2048-byte sectors.</text:span></text:p>
      <text:p text:style-name="P7">BIN+CUE: There can be a single BIN file storing all tracks, or a BIN file for each track. Can use 2048 or 2352 byte sectors.</text:p>
      <text:p text:style-name="P7">CCD+IMG: Proprietary CloneCD file format.</text:p>
      <text:p text:style-name="P1"><text:span text:style-name="T9">CHD: Complex compressed file format used by MAME, see </text:span><text:a xlink:type="simple" xlink:href="https://github.com/mamedev/mame/blob/master/src/lib/util/chd.h" text:style-name="Internet_20_link" text:visited-style-name="Visited_20_Internet_20_Link">https://github.com/mamedev/mame/blob/master/src/lib/util/chd.h</text:a></text:p>
      <text:p text:style-name="P1"/>
      <text:p text:style-name="P3"><text:soft-page-break/>SAVE_DATA1 <text:span text:style-name="T9">byte format: xxxxFSNN</text:span></text:p>
      <text:p text:style-name="P9">x: Unused<text:line-break/>F: Sound effects on/off<text:line-break/>S: Screen saver on/off</text:p>
      <text:p text:style-name="P9">NN: Nationality</text:p>
      <text:p text:style-name="P9"/>
      <text:p text:style-name="P9">SAVE_DATA2 byte format: xxbgrBGR </text:p>
      <text:p text:style-name="P6">bgr: LED idle color</text:p>
      <text:p text:style-name="P6">BGR: LED loading color</text:p>
      <text:p text:style-name="P11">Update process</text:p>
      <text:p text:style-name="P1"/>
      <text:p text:style-name="P2">App update process for firmwares before V0.6 :</text:p>
      <text:p text:style-name="P1">To update the CPLD and the menu, the user must go to the main menu (C button) and select Update firmware to start the process. If an update file is found, the CPLD and menu are updated then the console is restarted.</text:p>
      <text:p text:style-name="P1"/>
      <text:p text:style-name="P1">This can be a problem if the user has put the new NSDLZZZZ.WAD on the SD card at startup, because the MCU app will be updated before the CPLD and flash, causing a version mismatch and glitches which make it impossible to reach the Update firmware option in the menu.</text:p>
      <text:p text:style-name="P1"/>
      <text:p text:style-name="P1"/>
      <text:p text:style-name="P2">App update process for firmware V0.6 :</text:p>
      <text:p text:style-name="P1">At startup, the MCU app checks the CPLD and menu versions. If a mismatch is found, an attempt is made to open the NSDLZZZZ.WAD file. If found, the CPLD and menu are updated. If not, a LED error code is shown and the console starts in original bios mode.</text:p>
      <text:p text:style-name="P1"/>
      <text:p text:style-name="P1"/>
      <text:p text:style-name="P2">Update file format :</text:p>
      <text:p text:style-name="Standard"><text:span text:style-name="T3">All data (MCU app, BIOS patches, CPLD bitstream) is contained in a unique WAD file.<text:line-break/>See </text:span><text:a xlink:type="simple" xlink:href="https://zdoom.org/wiki/WAD" text:style-name="Internet_20_link" text:visited-style-name="Visited_20_Internet_20_Link"><text:span text:style-name="T5">https://zdoom.org/wiki/WAD</text:span></text:a></text:p>
      <text:p text:style-name="P1">A CRC32 is appended to every lump in the WAD file.<text:line-break/>The lump size includes the CRC32.</text:p>
      <text:p text:style-name="P1"/>
      <text:p text:style-name="P1">WAD lump names :</text:p>
      <text:p text:style-name="P1">MCAPxxyy : MCU app padded to 48kB-4, version xx.yy<text:line-break/>SPATcccc : System ROM patch for CRC16 cccc (multiple ones)<text:line-break/>CPLDxxyy : CPLD bitstream version xx.yy</text:p>
      <text:p text:style-name="P1"/>
      <text:p text:style-name="P1">The MCU app is the raw binary padded to 48kB – 4 bytes so that the CRC32 ends up being the very last word in the MCU user flash. This is used by the bootloader to detect app validity, very important !</text:p>
      <text:p text:style-name="P1"><text:line-break/>The BIOS patches are compact versions of the AS .p files. The data is a succession of blocks of the form (start address).l, (length).w, (data...). The start address begins at 0x000000 (base address of flash), not 0xC00000.</text:p>
      <text:p text:style-name="P1"><text:line-break/>The CPLD bitstream is the raw bitstream extracted from the .pof file.</text:p>
      <text:p text:style-name="P1"/>
      <text:p text:style-name="P1">The CPLD USERCODE is programmed with (0x600D « GOOD » + bitstream version) : 600Dxxyy.</text:p>
      <text:p text:style-name="P1"/>
      <text:p text:style-name="P1"/>
      <text:p text:style-name="P2">Bootloader LED blink codes :</text:p>
      <text:p text:style-name="P1">See ProdBootxxx main.c and main.h</text:p>
      <text:p text:style-name="P1"/>
      <text:p text:style-name="P1">RED RED RED : App invalid, no update found on SD card, going to USB DFU mode.<text:line-break/>RED RED YELLOW : During update, file couldn't be opened.</text:p>
      <text:p text:style-name="P1">RED YELLOW  RED: During update, file format error or MCAP lump can't be found.<text:line-break/>RED YELLOW YELLOW : During update, flash can't be erased.<text:line-break/>YELLOW RED RED : During update, programming error.</text:p>
      <text:p text:style-name="P1">YELLOW RED YELLOW : During update, file couln't be opened for verification.<text:line-break/>YELLOW YELLOW RED : During update, verification failed.<text:line-break/>YELLOW YELLOW YELLOW : During update, can't find matching BIOS patch.<text:line-break/>GREEN GREEN GREEN : During update, update success !<text:line-break/>BLUE : Programming or verify operation ongoing.</text:p>
      <text:p text:style-name="P1"/>
      <text:p text:style-name="P11">Howto's</text:p>
      <text:p text:style-name="P10"/>
      <text:p text:style-name="P2">How to prepare an update file :</text:p>
      <text:p text:style-name="P1">For the CPLD bitstream : The USERCODE must be changed in Quartus in the device options to indicate the new version (600Dxxyy, see above). This USERCODE is fitted with the logic, so it must be set before compilation. It will then be embedded in the bitstream (weird but that's how it works with Altera). Copy .pof to CPLDxxyy for makeupdate tool.</text:p>
      <text:p text:style-name="P1"/>
      <text:p text:style-name="P1">During testing of the update, the USERCODE must be verified through the console menu to make sure the update correctly set the new one.</text:p>
      <text:p text:style-name="P1"/>
      <text:p text:style-name="Standard"><text:span text:style-name="T3">For the MCU app : Up</text:span><text:span text:style-name="T5">date VERSION_MAJOR and VERSION_MINOR before compiling. Compile in Release mode, NOT Standalone mode. Copy .bin to MCAPxxyy for makeupdate tool.</text:span></text:p>
      <text:p text:style-name="Standard"><text:span text:style-name="T5"/></text:p>
      <text:p text:style-name="P49"><text:span text:style-name="T5">For the patch data : Update VERSION_MAJ and VERSION_MIN in equ.asm.</text:span></text:p>
      <text:p text:style-name="P3"/>
      <text:p text:style-name="P1"/>
      <text:p text:style-name="P4">Production test run:</text:p>
      <text:p text:style-name="P5">SD card files : PRODCHECK.ISO, PRODCHECK.WAV, NSDLZZZZ.WAD with Prod Check lumps.</text:p>
      <text:p text:style-name="P5">The CPLDTEST bitstream has IDCODE 0x01234567.</text:p>
      <text:p text:style-name="P5">Set B0 solder jumper.</text:p>
      <text:p text:style-name="P5">Connect flex to slot boards.</text:p>
      <text:p text:style-name="P5">Connect to 68k.</text:p>
      <text:p text:style-name="P5">Solder A and B wires.</text:p>
      <text:p text:style-name="P5">Connect USB adapter.</text:p>
      <text:p text:style-name="P5">Power up.</text:p>
      <text:p text:style-name="P5">Program prod bootloader via DFU → checks USB.</text:p>
      <text:p text:style-name="P5">MCU resets, bootloader should start and do a forced update → checks SD card.</text:p>
      <text:p text:style-name="P5">Follow progress on serial terminal via VCP, COM6.</text:p>
      <text:p text:style-name="P5">Remove B0 solder jumper !</text:p>
      <text:p text:style-name="P17"/>
      <text:p text:style-name="P5">Most of the time, the ROM dump fails because resistor arrays have soldering problems. Same goes for the RGB LED missing colors. Those things are A PAIN and checking solder points visually is UNRELIABLE. No more problems with industrial assembly.</text:p>
      <text:p text:style-name="P5"/>
      <text:p text:style-name="P5">Rare but if the CPLD IDCODE is wrong, check the 4 JTAG lines and the 1.8V rail.</text:p>
      <text:p text:style-name="P5"/>
      <text:p text:style-name="P5"/>
      <text:p text:style-name="P4">How to test the MCU firmware in Release mode without touching the SD card:</text:p>
      <text:p text:style-name="P5">A 64kB binary with the bootloader AND the firmware must be generated from the bootloader binary padded to 16kB + the firmware padded to 48kB with its valid CRC32 at the very end for the bootloader to recognize it as a correct firmware.</text:p>
      <text:p text:style-name="P5"/>
      <text:p text:style-name="P5">The bootloader can be padded to 16kB manually.</text:p>
      <text:p text:style-name="P5">The firmware lump is generated by the makeupdate tool as MCAP_lump.bin.</text:p>
      <text:p text:style-name="P5">Both can be copy /b 'd into a 64kB binary and programmed with DFU-Util at 0x08000000.</text:p>
      <text:p text:style-name="P5"/>
      <text:p text:style-name="P5"/>
      <text:p text:style-name="P4">How to change sprite graphics:</text:p>
      <text:p text:style-name="P1">Sprite maps format : width.b-1, height.b-1, one word per tile...<text:line-break/>Word format : ppppTTTT TTTTTTTT, p=palette, T=tile number</text:p>
      <text:p text:style-name="P1"/>
      <text:p text:style-name="P1">Use gfxdata\makesprites.bat to generate palettes and sprites.bin</text:p>
      <text:p text:style-name="P1">(Uses gfxcc)</text:p>
      <text:p text:style-name="P1"/>
      <text:p text:style-name="P1">The map files are written by hand. The map files that gfxcc drops can be ignored.</text:p>
      <text:p text:style-name="P1"/>
      <text:p text:style-name="P1">The first two black tiles in tile_scroll_bg.bmp are required to align the 8 tiles in sprites.bin so that the auto-animation works. WARNING : If the files that are converted before tile_scroll_bg are modified, it can shift the tile count and make it go out of alignment again. If the auto-animation shows garbage, this is certainly the cause !</text:p>
      <text:p text:style-name="P1">Use YY-CHR to see where the tiles are.</text:p>
      <text:p text:style-name="P1"/>
      <text:p text:style-name="P1">To make a fix tile bank, make it a 4bpp bitmap in photoshop, open it in mspaint, copy it from mspaint (NOT Photoshop ! It copies it as PNG data) and paste it in a blank file in YY-CHR in 4BPP Genesis mode, save, use D:\neogeo\GFXCodec\ with -e -f options to convert <text:soft-page-break/>it to the 4BPP NeoGeo format. One bank = 16*16 tiles = 256 tiles = 8kB.</text:p>
      <text:p text:style-name="P1"/>
      <text:p text:style-name="P1">To update fix_menu_bank.bin, use method above with menu_font.bmp on top, and menu_picto.bmp below to make an entire tile bank. Two bmp files are used because both tile groups are used with different palettes.</text:p>
      <text:p text:style-name="P1"/>
      <text:p text:style-name="P1">Use pal2db.exe in tools to convert Photoshop .pal to neogeo palette data.</text:p>
      <text:p text:style-name="P5"/>
      <text:p text:style-name="P5"/>
      <text:p text:style-name="P1">Sprite gfx data at $C6FEB0 contains 8 banks of 64 sprite tiles.<text:line-break/>Banks 0 to 3 only contain CD player UI tiles, banks 4 to 7 contain CD player UI tiles AND splash animation tiles.</text:p>
      <text:p text:style-name="P1">Banks 4 to 7 should be left untouched to keep the normal splash animation in case the user choses so.</text:p>
      <text:p text:style-name="P1">The new splash animation tiles can be stored in banks 0~3.</text:p>
      <text:p text:style-name="P1"/>
      <text:p text:style-name="P1">New UI tiles can be stored in banks 0~3 or additionnal space at $C28000+</text:p>
      <text:p text:style-name="P6"/>
      <text:p text:style-name="P6"/>
      <text:p text:style-name="P16">Cheat engine details:</text:p>
      <text:p text:style-name="P15"/>
      <text:p text:style-name="P1">The cheat descriptions and data come from Pugsy's MAME XML cheat files. They're filtered, parsed and formatted by pack_cheats.py into <text:span text:style-name="T9">a structured binary file which is then included in the BIOS patch.</text:span></text:p>
      <text:p text:style-name="P6"/>
      <text:p text:style-name="P6">See comments at the top of pack_cheats.py for the format info.</text:p>
      <text:p text:style-name="P6"/>
      <text:p text:style-name="P6">The description text for each cheat is compressed by using 1-byte aliases and a fixed dictionnary, which is also included in the binary data.</text:p>
      <text:p text:style-name="P6"/>
      <text:p text:style-name="P6">The cheats are looked up based on the game's NGH number.</text:p>
      <text:p text:style-name="P6"/>
      <text:p text:style-name="P6">Each cheat has one or multiple action codes, which are made of opcodes and parameters. These are interpreted by the cheat engine to perform the needed modifications to RAM.</text:p>
      <text:p text:style-name="P6"/>
      <text:p text:style-name="P6">Currently only two kinds of cheats are supported: one-off, and frame based.</text:p>
      <text:p text:style-name="P6">One-off cheats are executed once. Frame-based cheats are copied in a buffer <text:span text:style-name="T18">called VBLCheatActions </text:span><text:span text:style-name="T29">(starts with the </text:span><text:span text:style-name="T31">length.b in bytes of the</text:span><text:span text:style-name="T29"> cheat actions </text:span><text:span text:style-name="T31">to follow</text:span><text:span text:style-name="T29">)</text:span><text:span text:style-name="T18">, </text:span>to be run at the start of each frame.</text:p>
      <text:p text:style-name="P6"/>
      <text:p text:style-name="P26">Action data format is:</text:p>
      <text:p text:style-name="P26">type.b addr_msb.b addr_lsb.b <text:span text:style-name="T19">(</text:span><text:span text:style-name="T20">common for all opcodes</text:span><text:span text:style-name="T19">)</text:span></text:p>
      <text:p text:style-name="P26">type.b: ttsss.oo - t: type 1=VBL 2=One-off, s: data size in bytes, o: opcode</text:p>
      <text:p text:style-name="P26"/>
      <text:p text:style-name="P26">Opcode 0: <text:span text:style-name="T20">+ data.v - </text:span><text:span text:style-name="T19">Write </text:span><text:span text:style-name="T20">data.v </text:span><text:span text:style-name="T19">to RAM at addr<text:line-break/>Opcode 1: </text:span><text:span text:style-name="T20">+ offset.w + data.v - Write data.v to RAM at (addr).</text:span><text:span text:style-name="T21">l </text:span><text:span text:style-name="T20">+ offset<text:line-break/></text:span><text:span text:style-name="T21">Opcode 2: + mask.v - Clear bits of RAM at addr </text:span><text:span text:style-name="T22">corresponding to those </text:span><text:span text:style-name="T25">re</text:span><text:span text:style-name="T22">set</text:span><text:span text:style-name="T21"> in mask.v</text:span></text:p>
      <text:p text:style-name="P27">Opcode 3: + mask.v + data.v - Clear bits of RAM at <text:span text:style-name="T21">addr </text:span>corresponding to those <text:span text:style-name="T26">reset</text:span><text:span text:style-name="T21"> in mask.v </text:span><text:span text:style-name="T23">and </text:span><text:span text:style-name="T24">set bits of RAM at addr corre</text:span><text:span text:style-name="T30">s</text:span><text:span text:style-name="T24">ponding to those set in </text:span><text:span text:style-name="T23">data.v</text:span></text:p>
      <text:p text:style-name="P27"/>
      <text:p text:style-name="P28">Opcode 2 could be replaced by the more capable opcode 3, but <text:span text:style-name="T27">the </text:span>blank <text:span text:style-name="T28">data.v </text:span>‘set mask’ <text:span text:style-name="T27">field</text:span> would waste precious cheat data space.</text:p>
      <text:p text:style-name="P6"/>
      <text:p text:style-name="P6">Several cheats are based on parameters (character/level selection...), these could be supported in the future.</text:p>
      <text:p text:style-name="P6"/>
      <text:p text:style-name="P11">HOW IT WORKS (older DE1 proto) :</text:p>
      <text:p text:style-name="P1">The BIOS is replaced with a patched version, which removes a bunch of functions and checks related to the CD drive (LC8951 host chip communication, drive communication, drive lid checks, …).</text:p>
      <text:p text:style-name="P1"/>
      <text:p text:style-name="P1">The loading functions are replaced with new ones to communicate with the SD card through new memory-mapped registers provided by the FPGA.</text:p>
      <text:p text:style-name="P1"/>
      <text:p text:style-name="P1">The BIOS code itself handles the filesystem and parsing of the ISO file. The FPGA provides an SPI interface and hardware acceleration when sectors are loaded.</text:p>
      <text:p text:style-name="P1"/>
      <text:p text:style-name="P1">As there are no way to know if the 68k is writing (R/W low) to the memory space, writes are done by reads, with the written value being in the lower bits of the address used. The end of the BIOS address space is used as it doesn't contain useful data and will assert the BIOS /CE line.</text:p>
      <text:p text:style-name="P1">This may be simplified if it is decided to use the R/W signal later, and not just the BIOS /CE.</text:p>
      <text:p text:style-name="P1"/>
      <text:p text:style-name="P1">As of 08/08/2018, the registers are :</text:p>
      <text:p text:style-name="P1"/>
      <text:p text:style-name="P1">SDREG_DOUTBASE<text:tab/><text:tab/>equ<text:tab/><text:tab/>$C1E000</text:p>
      <text:p text:style-name="P1">SDREG_CSLOW<text:tab/><text:tab/>equ<text:tab/><text:tab/>$C1E300</text:p>
      <text:p text:style-name="P1">SDREG_CSHIGH<text:tab/><text:tab/>equ<text:tab/><text:tab/>$C1E310</text:p>
      <text:p text:style-name="P1">SDREG_LOWSPEED<text:tab/><text:tab/>equ<text:tab/><text:tab/>$C1E400</text:p>
      <text:p text:style-name="P1">SDREG_HIGHSPEED<text:tab/>equ<text:tab/><text:tab/>$C1E410</text:p>
      <text:p text:style-name="P1">SDREG_UNLOCK<text:tab/><text:tab/>equ<text:tab/><text:tab/>$C1E500</text:p>
      <text:p text:style-name="P1">SDREG_LOCK<text:tab/><text:tab/><text:tab/>equ<text:tab/><text:tab/>$C1E510</text:p>
      <text:p text:style-name="P1">SDREG_STATUS<text:tab/><text:tab/>equ<text:tab/><text:tab/>$C1E600</text:p>
      <text:p text:style-name="P1">SDREG_INITBURST <text:tab/>equ<text:tab/><text:tab/>$C1E700</text:p>
      <text:p text:style-name="P1">SDREG_DIN<text:tab/><text:tab/><text:tab/>equ<text:tab/><text:tab/>$C1E800</text:p>
      <text:p text:style-name="P1">SDREG_DIN_WORD<text:tab/><text:tab/>equ<text:tab/><text:tab/>$C1E900</text:p>
      <text:p text:style-name="P1"/>
      <text:p text:style-name="P1">SDREG_DOUTBASE : Base address for SPI writes. The value sent out is stored in bits 1~8 of the address ($C1E000, $C1E1FE). Note that bit 0 isn't used to make things simpler with move.w so the data must be shift left once.<text:line-break/>Example : move.w anything,$C1E022 sends out ($22&gt;&gt;1 = $11).</text:p>
      <text:p text:style-name="P1"/>
      <text:p text:style-name="P1">SDREG_CSLOW/SDREG_CSHIGH : Controls the SD card /CS signal low.</text:p>
      <text:p text:style-name="P1"/>
      <text:p text:style-name="P1">SDREG_LOWSPEED<text:tab/>/SDREG_HIGHSPEED : Switches the SPI interface speed, for use during the card initialization procedure.</text:p>
      <text:p text:style-name="P1"/>
      <text:p text:style-name="P1">SDREG_LOCK/SDREG_UNLOCK : Locks or unlocks access to the SD card, really disables all these new registers to prevent games from messing it up. Should be used before and after loadings.</text:p>
      <text:p text:style-name="P1"/>
      <text:p text:style-name="P1">SDREG_STATUS : If lowest bit is 1, means that the SPI interface is busy (should never happen in high speed mode, it's too fast compared to the 68k).</text:p>
      <text:p text:style-name="P1"/>
      <text:p text:style-name="P1">SDREG_INITBURST : Enables burst mode for 512 bytes (256 words). Turns off automatically.</text:p>
      <text:p text:style-name="P1"/>
      <text:p text:style-name="P1">SDREG_DIN : Reads a byte from the SPI input buffer.</text:p>
      <text:p text:style-name="P1"/>
      <text:p text:style-name="P1">SDREG_DIN_WORD : Reads a word from the SPI input buffer. CAN ONLY BE USED DURING BURST MODE.</text:p>
      <text:p text:style-name="P1"/>
      <text:p text:style-name="P1">At startup, the SD card is initialized and checked for a FAT32 file system. If the checks pass, the ISO files present in the root directory are listed.</text:p>
      <text:p text:style-name="P1"/>
      <text:p text:style-name="P1">When an ISO file is chosen, it is parsed to find the IPL.TXT file, which is then loaded. In-game loading is done in the same way, referring to the FAT to move inside the ISO file.</text:p>
      <text:p text:style-name="P1"/>
      <text:p text:style-name="P1">Since FAT clusters are 4096 bytes long (always ?), the FAT has to be read each time 8 SD sectors (512 bytes) are read, to get the address of the next cluster. This induces an overhead of 1 FAT sector read every 8 data sectors read.</text:p>
      <text:p text:style-name="P1">An optimization may be to keep the FAT sector aside and only refresh it when the cluster <text:soft-page-break/>index goes out of it.</text:p>
      <text:p text:style-name="P1"/>
      <text:p text:style-name="P1">On a freshly formatted card, copied files should appear as consecutive clusters. This won't be the case if the card had multiple operations done on it, especially delection, trimming and expanding of files. NEVER assume the cluster chains to be contiguous, even if some appear to be.</text:p>
      <text:p text:style-name="P1"/>
      <text:p text:style-name="P1">TO REMEMBER : The root directory uses chains like every other files. DO NOT assume it's only one cluster long, and DO NOT assume it's contiguous.</text:p>
      <text:p text:style-name="P1"/>
      <text:p text:style-name="P1">With the 16GB card, there's 17179869184 bytes, 33554432 sectors, 2097152 clusters (if SPC=16). So max. $00200000 clusters.</text:p>
      <text:p text:style-name="P1"/>
      <text:p text:style-name="P10">DE1 GPIO pinout:</text:p>
      <text:p text:style-name="P1"/>
      <text:p text:style-name="P1">//A8 GPIO_0[0]</text:p>
      <text:p text:style-name="P1">//A7 GPIO_0[1]</text:p>
      <text:p text:style-name="P1">//A6 GPIO_0[2]</text:p>
      <text:p text:style-name="P1">//A5 GPIO_0[3]</text:p>
      <text:p text:style-name="P1">//A4 GPIO_0[4]</text:p>
      <text:p text:style-name="P1">//A3 GPIO_0[5]</text:p>
      <text:p text:style-name="P1">//A2 GPIO_0[6]</text:p>
      <text:p text:style-name="P1">//A1 GPIO_0[7]</text:p>
      <text:p text:style-name="P1">//A0 GPIO_0[8]</text:p>
      <text:p text:style-name="P1">//Sysrom nOE in GPIO_0[9]</text:p>
      <text:p text:style-name="P1">//D0 GPIO_0[10]</text:p>
      <text:p text:style-name="P1">//D8 GPIO_0[11]</text:p>
      <text:p text:style-name="P1">//D1 GPIO_0[12]</text:p>
      <text:p text:style-name="P1">//D9 GPIO_0[13]</text:p>
      <text:p text:style-name="P1">//D5 GPIO_0[14]</text:p>
      <text:p text:style-name="P1">//D12 GPIO_0[15]</text:p>
      <text:p text:style-name="P1">//D4 GPIO_0[16]</text:p>
      <text:p text:style-name="P1">//D2 GPIO_0[17]</text:p>
      <text:p text:style-name="P1">//D10 GPIO_0[18]</text:p>
      <text:p text:style-name="P1">//D3 GPIO_0[19]</text:p>
      <text:p text:style-name="P1">//D11 GPIO_0[20]</text:p>
      <text:p text:style-name="P1">//A17 GPIO_0[21]</text:p>
      <text:p text:style-name="P1">//A9 GPIO_0[22]</text:p>
      <text:p text:style-name="P1">//A10 GPIO_0[23]</text:p>
      <text:p text:style-name="P1">//A11 GPIO_0[24]</text:p>
      <text:p text:style-name="P1">//A12 GPIO_0[25]</text:p>
      <text:p text:style-name="P1">//A13 GPIO_0[26]</text:p>
      <text:p text:style-name="P1">//A14 GPIO_0[27]</text:p>
      <text:p text:style-name="P1">//EEPROM nOE out GPIO_0[28]</text:p>
      <text:p text:style-name="P1">//A15 GPIO_0[29]</text:p>
      <text:p text:style-name="P1">//A16 GPIO_0[30]</text:p>
      <text:p text:style-name="P1">//D15 GPIO_0[31]</text:p>
      <text:p text:style-name="P1">//D7 GPIO_0[32]</text:p>
      <text:p text:style-name="P1">//D14 GPIO_0[33]</text:p>
      <text:p text:style-name="P1">//D6 GPIO_0[34]</text:p>
      <text:p text:style-name="P1">//D13 GPIO_0[35]</text:p>
      <text:p text:style-name="P1"/>
      <text:p text:style-name="P10"><text:span text:style-name="T11"/></text:p>
      <text:p text:style-name="P11"><text:span text:style-name="T11">Debugging tales</text:span></text:p>
      <text:p text:style-name="P10"/>
      <text:p text:style-name="P1">If an address error occurs just after selecting an iso file to load, it's probably because the CD was ripped with shit software which didn't align the directory entries to even addresses (there's an optional padding byte for that). This makes GetCDFileList crash because it tries reading longword LBA (code at $C0EF94) at an odd address. The iso shouldn't work in MAME either !</text:p>
      <text:p text:style-name="P1"/>
      <text:p text:style-name="P1">Aero Fighters 3 is affected : find the correct rip !</text:p>
      <text:p text:style-name="P1"/>
      <text:p text:style-name="P1">PRG too big problem : sector counter starts off ridiculously high (1F00+), because some games actually use the $180000+ memory zone to load stuff. It can't be used for « special work RAM » :( This is fixed.</text:p>
      <text:p text:style-name="P1"/>
      <text:p text:style-name="P12">Double Dragon being nasty (to MAME too):</text:p>
      <text:p text:style-name="P1">Double dragon crashes during IPL just after loading DDPRG.PRG, file index #, in IPL.</text:p>
      <text:p text:style-name="P1">MAME says that it causes the vector table to be overwritten with garbage.</text:p>
      <text:p text:style-name="P1">This is because the BIOS for some reason thinks it's a PRG file that contains the vector table like it was loaded at 0, but it's actually loaded at 180000. The vector table is actually contained in DDVCT.PRG which should be the next file loaded.</text:p>
      <text:p text:style-name="P1"/>
      <text:p text:style-name="P1">See LoadPRGSectors C0F784 in TOP-SP1 2.<text:line-break/>When loading DDPRG.PRG, IPL index #3, the CD file list index is $D. Starts loading the first sector and checks the 7EE2 flag. It is non-zero so it skips the first sector copy to FirstPRGSector, which is expected. The VBL IRQ vector from FirstPRGSector is copied to VBLVectorCopy and then the vector table is unconditionally replaced with the one from FirstPRGSector by a DMA copy, which isn't set (cleared to zeros by MAME) so it all goes to shit.</text:p>
      <text:p text:style-name="P1"/>
      <text:p text:style-name="P1">The only reason I can think of preventing this from happening on the real console, is that the DMA microcode at DMACode_2 C119D4 (which is only used once by this single PRG loading routine) performs the copy but skips the single longword value corresponding to the VBL IRQ vector, which remains the one used for the loading screen.</text:p>
      <text:p text:style-name="P1">Once the whole IPL is loaded, the game's VBL IRQ vector previously stored in <text:s/>VBLVectorCopy is written to the vector table and everyone's happy.</text:p>
      <text:p text:style-name="P1"/>
      <text:p text:style-name="P1">After this was solved, another crash happened just after DDVCT.PRG started to load. This happened because the file is smaller (1kB) than a CD sector and caused the sector counter to wrap to -1 in LoadCDSectorFromSD. Checking for 0 before loading a new sector solved the problem.</text:p>
      <text:p text:style-name="P1"/>
      <text:p text:style-name="P12">Galaxy Fight being nasty:</text:p>
      <text:p text:style-name="P1">After the fight in-game loading (after character select), the screen went white and locked up. There was a FIX upload with an odd data size, causing the softcopy routine to fuck up. Changed it to support odd data sizes.</text:p>
      <text:p text:style-name="P1"/>
      <text:p text:style-name="P12">Metal Slug being nasty:</text:p>
      <text:p text:style-name="P1">After the « arcade mission » in-game loading, the credits display showed up for a few frames then the console resets. The game code relied on the CDD comm. periodic interrupt to get the watchdog kicked during ~15 frames after the loading finished. Solved by adding a watchdog kick in SYSTEM_IO, which was being called by the game during that time. </text:p>
      <text:p text:style-name="P1"/>
      <text:p text:style-name="P1"><text:span text:style-name="T16">Front loader save RAM access crash investigation:</text:span><text:line-break/>Triggered easily by going into original system ROM saves menu and form1atting card.</text:p>
      <text:p text:style-name="P1">Crashes on misaligned word access, instruction at C140EE.<text:line-break/>Traceback :</text:p>
      <text:p text:style-name="P1">Calls CARD with command = 5 « read data title » → jumps to loc_C13A2C<text:line-break/>Calls sub_C13EC4, bmi jumps to loc_C14030, calls sub_C140DE, crashes at C140EE because a0 isn't word-aligned.</text:p>
      <text:p text:style-name="P1">A0 is previously loaded with a movea.l $7400(a5),a0<text:line-break/>$7400(a5).l is loaded at C1449C. MAME shows that it should be something in the save RAM region (0080 0000...). Not the case when the crash occurs.</text:p>
      <text:p text:style-name="P1">Backtracing, d6 is used as an index. MAME shows 4000, crash report shows FF40.<text:line-break/>In MAME : d6 is set to FF40 at C1415A, then shifted left to become 4000.<text:line-break/>Verdict : system ROM bug. Crash is caused when magic bytes are valid but some other <text:soft-page-break/>header values are corrupt. Save RAM needs to be cleared in hardware.</text:p>
      <text:p text:style-name="P1"/>
      <text:p text:style-name="P1"/>
      <text:p text:style-name="P1"/>
      <text:p text:style-name="P12">Last Blade 2 IGL causing graphics glitches investigation:</text:p>
      <text:p text:style-name="P1">LOGO_E.PRG is 17354 Bytes, KOF99's one is 19kB and there are no glitches → probably not a LOGO file data overflow.</text:p>
      <text:p text:style-name="P1">The loading screens are different before and after the short intro sequences before fights (parchment with xx%, then classic progressbar with hourglass icon).</text:p>
      <text:p text:style-name="P1">Does the game load a new LOGO program for the last loading before a fight, causing PRG data to become corrupt ?</text:p>
      <text:p text:style-name="P1">Values are changed by writing to the $120000 zone before calling LOAD_FILE, which certainly tells the LOGO program which portrait to display during loading.</text:p>
      <text:p text:style-name="P1">After selecting Musashi, all loading screens are broken. The usual parchment loading screen isn't shown, instead a default "PLEASE WAIT NOW LOADING" screen is briefly shown before going all black.</text:p>
      <text:p text:style-name="P1">The post fight intro loading screen is also all black.</text:p>
      <text:p text:style-name="P1">In-game glitches vary depending on the nationality setting, they're noticeably different at least between JP and EU settings.</text:p>
      <text:p text:style-name="P1">If a new character is chosen during practice, loading screens become normal again but graphics glitches persist (VRAM corruption ?).</text:p>
      <text:p text:style-name="P1">Changing character again back to Musashi causes the next loading to crash with DISK I/O ERROR 0003.</text:p>
      <text:p text:style-name="P1">Disabling parsing of LOGO file data (graphics, palettes...) doesn't help.</text:p>
      <text:p text:style-name="P1">Disabling all code matching this pattern:</text:p>
      <text:p text:style-name="P1">ROM:00C10316 <text:s text:c="16"/>movea.l (ProgressBarCodePtr).l,a0</text:p>
      <text:p text:style-name="P1">ROM:00C1031C <text:s text:c="16"/>jsr <text:s text:c="4"/>(a0)</text:p>
      <text:p text:style-name="P1">ROM:00C1031E <text:s text:c="16"/>bsr.w <text:s text:c="2"/>DrawProgressAnimation</text:p>
      <text:p text:style-name="P1">Has no effect.</text:p>
      <text:p text:style-name="P1">Clearing LoadWithAnimFlag fixes the problem !</text:p>
      <text:p text:style-name="P1">Disabling ProcessLOGOFile fixes the problem !</text:p>
      <text:p text:style-name="P1">Parsing of LOGO file data type code 3 causes the corruption.</text:p>
      <text:p text:style-name="P1">Inspecting memory at $120000 just before the post intro loading shows that data is totally different from what's found in MAME at the same point.</text:p>
      <text:p text:style-name="P1">The data matches what's found in the iso at DE000, which correspond to address 4800 of file 00000CN.PRG, which is normally loaded in at 120000. Instead, the source address is shifted 4800 (9 CD sectors).</text:p>
      <text:p text:style-name="P1">According to the data given to the LOAD_FILE calls, the data at 120000 at this point should match 00000VS.PRG.</text:p>
      <text:p text:style-name="P1">The loaded data is actually one sector too early (LBA 444, end of 00000CN.PRG) instead of LBA 445, start of 00000VS.PRG.</text:p>
      <text:p text:style-name="P1">Loader CD sector access logs: 00000VS.PRG does not get loaded.</text:p>
      <text:p text:style-name="P2">Bug found:</text:p>
      <text:p text:style-name="P1">The first call to LOAD_FILE after char select loads 00000CN.PRG @0:120000, which occupies LBAs 435 to 444 in the iso file.</text:p>
      <text:p text:style-name="P1">Then another call to LOAD_FILE is made right after to load 00000VS.PRG @0:120000 and two others files.</text:p>
      <text:p text:style-name="P1">A call to LOAD_FILE always issues a CDDA STOP command before loading starts. This causes the MCU reply buffer to be reset to A for the CDDA command reply data.</text:p>
      <text:p text:style-name="P1">The 00000VS.PRG file is just adjacent to 00000CN.PRG in the iso: it starts at LBA 445.</text:p>
      <text:p text:style-name="P1">When MCU_CMD_LOADSECT gets called, the consecutive sector condition is true because the last loaded sector was the end of 00000CN.PRG, just before the first sector of the now loading 00000VS.PRG.</text:p>
      <text:p text:style-name="P1">So the MCU, thinking that the buffer is already loaded for this new sector, sends it to the console.</text:p>
      <text:p text:style-name="P1">The buffer is actually already loaded correctly, but the previous CDDA STOP command coincidentally set the wrong buffer to be sent. This had 50% chances of happening: the next buffer could have been A, so the problem would have been hidden and the correct buffer would have been sent. But the CDDA STOP command reply data would have corrupt the first few bytes of the A buffer anyways, so nasty stuff was bound to happen.</text:p>
      <text:p text:style-name="P1"/>
      <text:p text:style-name="P1">Fixed by invalidating the consecutive sector condition when a command other than MCU_CMD_LOADSECT is received by the MCU. This forces re-buffering of the very first sector after a call to LOAD_FILE is made.</text:p>
      <text:p text:style-name="P1"/>
      <text:p text:style-name="P1"/>
      <text:p text:style-name="P48"><text:soft-page-break/>IGM bug in NAM1975:</text:p>
      <text:p text:style-name="P30"><text:span text:style-name="T32">Bringing up the IGM with start+select during attract mode causes a fast display glitch and the game continues. Sometimes the IGM has the time to render, but the game immediately takes over, drawing over it.</text:span></text:p>
      <text:p text:style-name="P29">The IsInIGM flag seems to be kept set because further start+select presses do nothing.</text:p>
      <text:p text:style-name="P31">Added byte prints on screen to follow IsInIGM, IGMMode, BIOS_SYSTEM_MODE, and FlagSelectStart.</text:p>
      <text:p text:style-name="P31">FlagSelectStart was set as expected when pressing start+select, but cleared randomly (clearing is done in the IGMVBL call).</text:p>
      <text:p text:style-name="P32">This is because Nam only calls SYSTEM_INT1 (which in turns calls IGMVBL) when it needs to update the fix, not at every frame. <text:span text:style-name="T36">However, like all other games (?) it does call <text:s/></text:span>SYSTEM_INT1 <text:span text:style-name="T36">every frame when frozen by </text:span>BIOS_SYSTEM_MODE.</text:p>
      <text:p text:style-name="P33">Calling IGMVBL from SYSTEM_IO <text:span text:style-name="T34">instead, allows the IGM to display and be used, but the game continues to run because </text:span><text:span text:style-name="T33">BIOS_SYSTEM_MODE </text:span><text:span text:style-name="T34">stays at </text:span><text:span text:style-name="T35">0x</text:span><text:span text:style-name="T34">82.</text:span></text:p>
      <text:p text:style-name="P33"/>
      <text:p text:style-name="P34">It seems that the source of the problem is that <text:span text:style-name="T33">BIOS_SYSTEM_MODE </text:span>gets set back to 0x82 after it’s set to 0x02 when the start+select press is detected in SystemIOCustom.</text:p>
      <text:p text:style-name="P36">The patches only set back bit 7 of <text:span text:style-name="T33">BIOS_SYSTEM_MODE </text:span>when exiting the IGM, so the problem has to occur in the original system ROM’s code.</text:p>
      <text:p text:style-name="P36"/>
      <text:p text:style-name="P35">SystemIOCustom <text:span text:style-name="T37">is patched in place of the CheckLid code, which is only called from SYSTEM_IO (the other SYSTEM_INT1 call is patched by the IGMVBL call).</text:span></text:p>
      <text:p text:style-name="P37">So something after <text:span text:style-name="T36">SystemIOCustom </text:span>in <text:span text:style-name="T37">SYSTEM_IO </text:span>must be messing with <text:span text:style-name="T33">BIOS_SYSTEM_MODE.</text:span></text:p>
      <text:p text:style-name="P37"/>
      <text:p text:style-name="P38">Breaking on the <text:span text:style-name="T37">CheckLid </text:span>call in <text:span text:style-name="T37">SYSTEM_IO </text:span>in MAME and setting <text:span text:style-name="T33">BIOS_SYSTEM_MODE </text:span>to 0x02 as the patch will do, and running for a frame shows that <text:span text:style-name="T33">BIOS_SYSTEM_MODE </text:span>is indeed set back to 0x82 !<text:line-break/><text:span text:style-name="T38">Turns out that Nam was messing with it, not the original system ROM code. Games are actually allowed to do so. Clearing bit 7 and then letting the game run for a frame runs the risk of it setting it back, so that scheme must not be used.</text:span></text:p>
      <text:p text:style-name="P40">In fact, the MVS system ROM reads the freeze DIP switch in <text:span text:style-name="T37">SYSTEM_IO </text:span>and stays in a polling loop <text:span text:style-name="T39">with interrupts disabled </text:span>while it is set. This is not done from <text:span text:style-name="T37">SYSTEM_INT1 </text:span><text:span text:style-name="T40">and it doesn’t use bit 7 of </text:span><text:span text:style-name="T33">BIOS_SYSTEM_MODE </text:span><text:span text:style-name="T40">to inform the game </text:span><text:span text:style-name="T37">!</text:span></text:p>
      <text:p text:style-name="P40"/>
      <text:p text:style-name="P39"><text:span text:style-name="T41">To freeze the game while still getting VBL interrupts to operate the IGM</text:span>, use <text:span text:style-name="T33">FlagSelectStart </text:span>like before, <text:span text:style-name="T41">but instead of messing with </text:span><text:span text:style-name="T33">BIOS_SYSTEM_MODE, </text:span><text:span text:style-name="T41">change the VBL <text:s/>vector at 0x68 to </text:span><text:span text:style-name="T37">SYSTEM_IO, </text:span><text:span text:style-name="T41">then as before, let the game do its frame</text:span><text:span text:style-name="T37">. </text:span><text:span text:style-name="T41">At the next VBL, SYSTEM_IO will be called instead of the game’s VBL handler, insuring that the system ROM gets the call. Have </text:span><text:span text:style-name="T37">IGMVBL </text:span><text:span text:style-name="T41">in </text:span><text:span text:style-name="T37">SYSTEM_IO.</text:span></text:p>
      <text:p text:style-name="P39"/>
      <text:p text:style-name="P41">Writing SYSTEM_IO to 0x68 causes an immediate crash. <text:span text:style-name="T42">Better use SYSTEM_INT (the system ROM does that in some places). </text:span><text:span text:style-name="T43">Have </text:span><text:span text:style-name="T37">IGMVBL </text:span>in <text:span text:style-name="T42">SYSTEM_INT </text:span><text:span text:style-name="T43">like before.<text:line-break/></text:span><text:span text:style-name="T44">Problem solved.</text:span></text:p>
      <text:p text:style-name="P39"/>
      <text:p text:style-name="P47"/>
      <text:p text:style-name="P12"/>
      <text:p text:style-name="P12"/>
      <text:p text:style-name="P12"/>
      <text:p text:style-name="P12"/>
      <text:p text:style-name="P12"/>
      <text:p text:style-name="P12"/>
      <text:p text:style-name="P12"/>
      <text:p text:style-name="P11">How the stock BIOS region selection works:</text:p>
      <text:p text:style-name="P1"/>
      <text:p text:style-name="P1">When the normal BIOS is running, the MCU can't do much. The CPLD can catch reads from BIOS_COUNTRY_CODE to answer in place of the RAM, but it has no way to tell the RAM to shut up, so a bus conflict is inevitable.</text:p>
      <text:p text:style-name="P1"/>
      <text:p text:style-name="P1">It can however patch the instructions used to read or set BIOS_COUNTRY_CODE by disabling the normal BIOS and injecting new instructions to change BIOS_COUNTRY_CODE, à <text:span text:style-name="T9">la GameGenie</text:span>.</text:p>
      <text:p text:style-name="P1">The code handling this is in different places depending on the BIOS version, so before resetting the console to the normal BIOS, the MCU has to tell the CPLD which address to look out for the patch. The CPLD doesn't have many free registers, so this is done by patching a single word.</text:p>
      <text:p text:style-name="P6"/>
      <text:p text:style-name="P6">After checking the different BIOSes, BIOS_COUNTRY_CODE seems to only be written once at startup and then only ever read. For the FRONT-SP1 BIOS, this happens at $C0D32C with a:</text:p>
      <text:p text:style-name="P6"/>
      <text:p text:style-name="P6">move.b <text:s/>d1,$7D83(a5)<text:tab/><text:tab/>1B41 7D83<text:tab/><text:tab/>10FD83 is BIOS_COUNTRY_CODE</text:p>
      <text:p text:style-name="P6"/>
      <text:p text:style-name="P6"><text:s text:c="11"/>Dest <text:s text:c="3"/>Src</text:p>
      <text:p text:style-name="P6">1B41: 0001 101 101 000 001</text:p>
      <text:p text:style-name="P6"><text:s text:c="6"/>00-------------------- Always 00 for move</text:p>
      <text:p text:style-name="P6"><text:s text:c="8"/>01------------------ Size: byte</text:p>
      <text:p text:style-name="P6"><text:s text:c="11"/>101-------------- Destination register: a5</text:p>
      <text:p text:style-name="P6"><text:s text:c="15"/>101---------- Destination mode: indirect offset</text:p>
      <text:p text:style-name="P6"><text:s text:c="19"/>000------ Source mode: Dn</text:p>
      <text:p text:style-name="P6"><text:s text:c="23"/>001-- Source register: d1</text:p>
      <text:p text:style-name="P6"/>
      <text:p text:style-name="P6">Not easily replaceable with a single word patch. Move.b #nn,$7D83(a5) would take an additionnal word for the #nn, and moveq only works with longwords.</text:p>
      <text:p text:style-name="P6"/>
      <text:p text:style-name="P6">The previous instruction (andi.b #3,d1) isn't a good target either since it also takes two words. It's easier to patch the previous instruction (not.b d1) which takes a single word, by replacing it with a moveq to d1 with the country code we want.</text:p>
      <text:p text:style-name="P6"/>
      <text:p text:style-name="P6">Before launching the normal BIOS, the MCU tells the CPLD at which address that “not.b d1” instruction is (hardcoded table for all 4 BIOSes) and what the country code is. That way it will be able to patch the “not.b d1” 4601 opcode word on the fly with a:</text:p>
      <text:p text:style-name="P6"/>
      <text:p text:style-name="P6">720x: 0111 001 0 000000xx</text:p>
      <text:p text:style-name="P6"><text:s text:c="6"/>0111------------------ Always 0111 for moveq</text:p>
      <text:p text:style-name="P6"><text:s text:c="11"/>001-------------- Destination register: d1</text:p>
      <text:p text:style-name="P6"><text:s text:c="15"/>0------------ Always 0</text:p>
      <text:p text:style-name="P6"><text:s text:c="17"/>000000xx--- Data (Country code)</text:p>
      <text:p text:style-name="P6"/>
      <text:p text:style-name="P6">Number of registers required in the CPLD to perform the task:</text:p>
      <text:p text:style-name="P6">Address to match: C0Dxxx/C0Exxx, only 12 bits are needed, the rest can be hardwired.</text:p>
      <text:p text:style-name="P6">Country code: no need for more than 2 bits.</text:p>
      <text:p text:style-name="P6"/>
      <text:p text:style-name="P6">Pseudo-code:</text:p>
      <text:p text:style-name="P6">-Loader menu code sends MCU a reset command + the patch address + country code.</text:p>
      <text:p text:style-name="P6">-MCU loads CPLD with 12 bits address and 2 bits of country code, in a single 16-bit write.</text:p>
      <text:p text:style-name="P6">-MCU sets runmode to normal BIOS, triggers reset.</text:p>
      <text:p text:style-name="P6">-CPLD listens to data bus, waiting for the address to match the loaded value.</text:p>
      <text:p text:style-name="P6">-If address is matched: deassert /SROMOE_OUT, set data bus direction as output, place moveq opcode with the country code.</text:p>
      <text:p text:style-name="P6">-If address is not matched: leave /SROMOE_OUT asserted, set data bus direction to hi-z, as usual.</text:p>
      <text:p text:style-name="P1"/>
      <text:p text:style-name="P1"/>
      <text:p text:style-name="P1"/>
      <text:p text:style-name="P1"/>
      <text:p text:style-name="P11"><text:span text:style-name="T9">Saves backup/restore</text:span>:</text:p>
      <text:p text:style-name="P10"/>
      <text:p text:style-name="P6">The SAV files simply contain a raw dump of the 8kB “memory card” with a 16-bit <text:span text:style-name="T1">byte</text:span> sum of the data at the end.</text:p>
      <text:p text:style-name="P11"><text:span text:style-name="T9">Save states (WIP)</text:span>:</text:p>
      <text:p text:style-name="P10"/>
      <text:p text:style-name="P6">What must be saved:</text:p>
      <text:p text:style-name="P6"/>
      <text:list text:style-name="L3">
        <text:list-item>
          <text:p text:style-name="P25">Format ID/Magic<text:tab/><text:tab/><text:tab/>2 bytes</text:p>
        </text:list-item>
        <text:list-item>
          <text:p text:style-name="P25">Game NGH<text:tab/><text:tab/><text:tab/><text:tab/><text:tab/>2 bytes</text:p>
        </text:list-item>
        <text:list-item>
          <text:p text:style-name="P25">Console region<text:tab/><text:tab/><text:tab/><text:tab/>2 bytes</text:p>
        </text:list-item>
        <text:list-item>
          <text:p text:style-name="P25">Checksum (partial ?)<text:tab/><text:tab/>2 bytes ?</text:p>
        </text:list-item>
        <text:list-item>
          <text:p text:style-name="P25">Work RAM<text:tab/><text:tab/><text:tab/><text:tab/><text:tab/>Included in “data cache”</text:p>
        </text:list-item>
        <text:list-item>
          <text:p text:style-name="P25">Palettes<text:tab/><text:tab/><text:tab/><text:tab/><text:tab/>8kBytes</text:p>
        </text:list-item>
        <text:list-item>
          <text:p text:style-name="P25">Data cache<text:tab/><text:tab/><text:tab/><text:tab/><text:tab/>7MBytes (2MB P, 1MB V, 4MB SPR)</text:p>
        </text:list-item>
        <text:list-item>
          <text:p text:style-name="P25">Fix data<text:tab/><text:tab/><text:tab/><text:tab/><text:tab/>128kBytes</text:p>
        </text:list-item>
        <text:list-item>
          <text:p text:style-name="P25">Z80 data<text:tab/><text:tab/><text:tab/><text:tab/><text:tab/>64kBytes</text:p>
        </text:list-item>
        <text:list-item>
          <text:p text:style-name="P25">VRAM<text:tab/><text:tab/><text:tab/><text:tab/><text:tab/><text:tab/>68kBytes (64k slow, 4k fast)</text:p>
        </text:list-item>
        <text:list-item>
          <text:p text:style-name="P25">Some hw registers ?</text:p>
        </text:list-item>
      </text:list>
      <text:p text:style-name="P6"/>
      <text:p text:style-name="P6">No need to save 68k registers since state saving will happen while game is frozen, in BIOS's VBL handler. So registers used by the game will already be pushed on to the stack, in the saved work RAM.</text:p>
      <text:p text:style-name="P6"/>
      <text:p text:style-name="P6">Total size: 7MB + 8kB + 128kB + 64kB + 68kB + 256 = ~7436kB</text:p>
      <text:p text:style-name="P6"/>
      <text:p text:style-name="P6">File format:</text:p>
      <text:p text:style-name="P6">Header, fixed size 2048 bytes:</text:p>
      <text:p text:style-name="P6">Magic<text:tab/><text:tab/><text:tab/>word<text:tab/>$87A0 (“STA” version 0)</text:p>
      <text:p text:style-name="P6">Game NGH<text:tab/><text:tab/>word<text:line-break/>Region<text:tab/><text:tab/><text:tab/>word<text:tab/>Only lower 2 bits are used</text:p>
      <text:p text:style-name="P6">Stack pointer<text:tab/>long</text:p>
      <text:p text:style-name="P6">Free<text:tab/><text:tab/><text:tab/>...<text:tab/><text:tab/>Unused for now</text:p>
      <text:p text:style-name="P6"/>
      <text:p text:style-name="P6">At address 64: data entries list, one after the other:<text:line-break/>Type &amp; bank<text:tab/>word<text:tab/>TTBB, T=Copy type see below, B=Bank<text:line-break/>Size<text:tab/><text:tab/><text:tab/>word<text:tab/>In 2kB blocks</text:p>
      <text:p text:style-name="P6">Destination<text:tab/>long<text:tab/>Destination address</text:p>
      <text:p text:style-name="P6"/>
      <text:p text:style-name="P6">Last entry:<text:line-break/>Magic<text:tab/><text:tab/><text:tab/>word<text:tab/>$FFFF</text:p>
      <text:p text:style-name="P6"/>
      <text:p text:style-name="P6">Copy type codes:</text:p>
      <text:p text:style-name="P6">Codes original system ROM uses for different zones:</text:p>
      <text:p text:style-name="P6">00: PRG words<text:line-break/>01: FIX bytes<text:line-break/>02: SPR words</text:p>
      <text:p text:style-name="P6">03: Z80 bytes</text:p>
      <text:p text:style-name="P6">04: PCM bytes</text:p>
      <text:p text:style-name="P6">Different codes:</text:p>
      <text:p text:style-name="P6">05: VRAM words</text:p>
      <text:p text:style-name="P6">06: Palette words</text:p>
      <text:p text:style-name="P6"/>
      <text:p text:style-name="P6">Is a CRC needed ?</text:p>
      <text:p text:style-name="P6">Saving will be slow → only save what's required ? Use compression ?</text:p>
      <text:p text:style-name="P6">Restoring will be as slow as loading the whole game again → find a way to detect already loaded data ? Checksum on cache to detect differences ?</text:p>
      <text:p text:style-name="P6"/>
      <text:p text:style-name="P6"/>
      <text:p text:style-name="P6">Afterthought: everything would be much simpler, especially loading, if every data block never crossed 2kB boundaries.</text:p>
      <text:p text:style-name="P6">New attempt: a 2kB header with a magic word and a version number (at least).</text:p>
      <text:p text:style-name="P6">Then a succession of fixed length and fixed position data blocks. No headers. Sizes and types of data will be hardcoded. If this has to be changed or if more data must be added, the system ROM will be able to use the version number to know what to d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itstream Vera Sans Mono" svg:font-family="'Bitstream Vera Sans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5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8-08T02:07:40.61</meta:creation-date>
    <meta:generator>LibreOffice/7.4.1.2$Windows_X86_64 LibreOffice_project/3c58a8f3a960df8bc8fd77b461821e42c061c5f0</meta:generator>
    <dc:date>2023-10-16T03:11:57.311000000</dc:date>
    <meta:editing-duration>P183DT12H36M3S</meta:editing-duration>
    <meta:editing-cycles>1330</meta:editing-cycles>
    <meta:document-statistic meta:table-count="0" meta:image-count="0" meta:object-count="0" meta:page-count="28" meta:paragraph-count="755" meta:word-count="10487" meta:character-count="59067" meta:non-whitespace-character-count="48370"/>
  </office:meta>
</office:document-meta>
</file>